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2">
      <text:list-level-style-number text:level="1" style:num-format="1" text:start-value="5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master-page-name="MP1" style:family="paragraph">
      <style:paragraph-properties fo:break-before="page"/>
    </style:style>
    <style:style style:name="S2" style:family="section">
      <style:section-properties fo:margin-left="0in" fo:margin-right="0in" style:writing-mode="lr-tb"/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9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7.0958in"/>
          <style:tab-stop style:type="right" style:position="7.4in"/>
        </style:tab-stops>
      </style:paragraph-properties>
    </style:style>
    <style:style style:name="S4" style:family="section">
      <style:section-properties fo:margin-left="0in" fo:margin-right="0in" style:writing-mode="lr-tb"/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7.3958in"/>
        </style:tab-stops>
      </style:paragraph-properties>
    </style:style>
    <style:style style:name="S5" style:family="section">
      <style:section-properties fo:margin-left="0in" fo:margin-right="0in" style:writing-mode="lr-tb"/>
    </style:style>
    <style:style style:name="P38" style:parent-style-name="Título1" style:list-style-name="WWNum2" style:family="paragraph">
      <style:paragraph-properties fo:break-before="page"/>
    </style:style>
    <style:style style:name="TableColumn40" style:family="table-column">
      <style:table-column-properties style:column-width="0.9319in" style:use-optimal-column-width="false"/>
    </style:style>
    <style:style style:name="TableColumn41" style:family="table-column">
      <style:table-column-properties style:column-width="0.6131in" style:use-optimal-column-width="false"/>
    </style:style>
    <style:style style:name="TableColumn42" style:family="table-column">
      <style:table-column-properties style:column-width="2.2743in" style:use-optimal-column-width="false"/>
    </style:style>
    <style:style style:name="TableColumn43" style:family="table-column">
      <style:table-column-properties style:column-width="2.0486in" style:use-optimal-column-width="false"/>
    </style:style>
    <style:style style:name="Table39" style:family="table">
      <style:table-properties style:width="5.868in" fo:margin-left="0in" table: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font-weight="bold" style:font-weight-asian="bold"/>
    </style:style>
    <style:style style:name="TableCell49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weight="bold" style:font-weight-asian="bold"/>
    </style:style>
    <style:style style:name="TableCell51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TableCell61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P63" style:parent-style-name="Título1" style:family="paragraph">
      <style:paragraph-properties fo:break-before="page" fo:text-align="center"/>
    </style:style>
    <style:style style:name="TableColumn65" style:family="table-column">
      <style:table-column-properties style:column-width="6.4833in" style:use-optimal-column-width="false"/>
    </style:style>
    <style:style style:name="Table64" style:family="table">
      <style:table-properties style:width="6.4833in" fo:margin-left="0.075in" table:align="left"/>
    </style:style>
    <style:style style:name="TableRow66" style:family="table-row">
      <style:table-row-properties style:min-row-height="0.1986in" style:use-optimal-row-height="false"/>
    </style:style>
    <style:style style:name="TableCell6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68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69" style:family="table-row">
      <style:table-row-properties style:min-row-height="0.5194in" style:use-optimal-row-height="false"/>
    </style:style>
    <style:style style:name="TableCell70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71" style:parent-style-name="Explicação" style:family="paragraph">
      <style:paragraph-properties fo:text-align="justify" fo:line-height="115%"/>
      <style:text-properties fo:color="#00000A" fo:font-size="12pt" style:font-size-asian="12pt" style:font-size-complex="12pt"/>
    </style:style>
    <style:style style:name="P72" style:parent-style-name="Explicação" style:family="paragraph">
      <style:paragraph-properties fo:text-align="justify"/>
      <style:text-properties fo:color="#00000A"/>
    </style:style>
    <style:style style:name="P73" style:parent-style-name="Explicação" style:family="paragraph">
      <style:paragraph-properties fo:text-align="justify"/>
      <style:text-properties fo:color="#00000A"/>
    </style:style>
    <style:style style:name="P74" style:parent-style-name="Explicação" style:family="paragraph">
      <style:paragraph-properties fo:text-align="justify"/>
    </style:style>
    <style:style style:name="TableColumn76" style:family="table-column">
      <style:table-column-properties style:column-width="6.4937in" style:use-optimal-column-width="false"/>
    </style:style>
    <style:style style:name="Table75" style:family="table">
      <style:table-properties style:width="6.4937in" fo:margin-left="0.075in" table:align="left"/>
    </style:style>
    <style:style style:name="TableRow77" style:family="table-row">
      <style:table-row-properties style:min-row-height="0.1875in" style:use-optimal-row-height="false"/>
    </style:style>
    <style:style style:name="TableCell7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79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80" style:family="table-row">
      <style:table-row-properties style:min-row-height="0.4902in" style:use-optimal-row-height="false"/>
    </style:style>
    <style:style style:name="TableCell8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82" style:parent-style-name="Standard" style:family="paragraph">
      <style:paragraph-properties fo:line-height="115%"/>
      <style:text-properties fo:color="#000000" fo:font-size="12pt" style:font-size-asian="12pt" style:font-size-complex="12pt"/>
    </style:style>
    <style:style style:name="P83" style:parent-style-name="Standard" style:family="paragraph">
      <style:text-properties fo:color="#000000"/>
    </style:style>
    <style:style style:name="P84" style:parent-style-name="Explicação" style:family="paragraph">
      <style:text-properties fo:color="#000000"/>
    </style:style>
    <style:style style:name="TableColumn86" style:family="table-column">
      <style:table-column-properties style:column-width="6.4937in" style:use-optimal-column-width="false"/>
    </style:style>
    <style:style style:name="Table85" style:family="table">
      <style:table-properties style:width="6.4937in" fo:margin-left="0.075in" table:align="left"/>
    </style:style>
    <style:style style:name="TableRow87" style:family="table-row">
      <style:table-row-properties style:min-row-height="0.1847in" style:use-optimal-row-height="false"/>
    </style:style>
    <style:style style:name="TableCell8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89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90" style:family="table-row">
      <style:table-row-properties style:min-row-height="0.4819in" style:use-optimal-row-height="false"/>
    </style:style>
    <style:style style:name="TableCell9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92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93" style:parent-style-name="Explicação" style:family="paragraph">
      <style:paragraph-properties fo:text-align="justify"/>
      <style:text-properties fo:color="#000000"/>
    </style:style>
    <style:style style:name="P94" style:parent-style-name="Explicação" style:family="paragraph">
      <style:paragraph-properties fo:text-align="justify"/>
      <style:text-properties fo:color="#000000"/>
    </style:style>
    <style:style style:name="P95" style:parent-style-name="Explicação" style:family="paragraph">
      <style:paragraph-properties fo:text-align="justify"/>
      <style:text-properties fo:color="#000000"/>
    </style:style>
    <style:style style:name="TableColumn97" style:family="table-column">
      <style:table-column-properties style:column-width="6.4937in" style:use-optimal-column-width="false"/>
    </style:style>
    <style:style style:name="Table96" style:family="table">
      <style:table-properties style:width="6.4937in" fo:margin-left="0.075in" table:align="left"/>
    </style:style>
    <style:style style:name="TableRow98" style:family="table-row">
      <style:table-row-properties style:min-row-height="0.1902in" style:use-optimal-row-height="false"/>
    </style:style>
    <style:style style:name="TableCell9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00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101" style:family="table-row">
      <style:table-row-properties style:min-row-height="0.4965in" style:use-optimal-row-height="false"/>
    </style:style>
    <style:style style:name="TableCell102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03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04" style:parent-style-name="Explicação" style:family="paragraph">
      <style:paragraph-properties fo:text-align="justify"/>
      <style:text-properties fo:color="#000000"/>
    </style:style>
    <style:style style:name="P105" style:parent-style-name="Explicação" style:family="paragraph">
      <style:paragraph-properties fo:text-align="justify"/>
      <style:text-properties fo:color="#000000"/>
    </style:style>
    <style:style style:name="P106" style:parent-style-name="Explicação" style:family="paragraph">
      <style:paragraph-properties fo:text-align="justify"/>
      <style:text-properties fo:color="#000000"/>
    </style:style>
    <style:style style:name="P107" style:parent-style-name="Explicação" style:family="paragraph">
      <style:paragraph-properties fo:text-align="justify"/>
      <style:text-properties fo:color="#000000"/>
    </style:style>
    <style:style style:name="P108" style:parent-style-name="Explicação" style:family="paragraph">
      <style:paragraph-properties fo:text-align="justify"/>
      <style:text-properties fo:color="#000000"/>
    </style:style>
    <style:style style:name="P109" style:parent-style-name="Explicação" style:family="paragraph">
      <style:paragraph-properties fo:text-align="justify"/>
      <style:text-properties fo:color="#000000"/>
    </style:style>
    <style:style style:name="P110" style:parent-style-name="Explicação" style:family="paragraph">
      <style:paragraph-properties fo:text-align="justify"/>
      <style:text-properties fo:color="#000000"/>
    </style:style>
    <style:style style:name="P111" style:parent-style-name="Explicação" style:family="paragraph">
      <style:paragraph-properties fo:text-align="justify"/>
      <style:text-properties fo:color="#000000"/>
    </style:style>
    <style:style style:name="TableColumn113" style:family="table-column">
      <style:table-column-properties style:column-width="1.6736in" style:use-optimal-column-width="false"/>
    </style:style>
    <style:style style:name="TableColumn114" style:family="table-column">
      <style:table-column-properties style:column-width="1.477in" style:use-optimal-column-width="false"/>
    </style:style>
    <style:style style:name="TableColumn115" style:family="table-column">
      <style:table-column-properties style:column-width="1.7715in" style:use-optimal-column-width="false"/>
    </style:style>
    <style:style style:name="TableColumn116" style:family="table-column">
      <style:table-column-properties style:column-width="1.575in" style:use-optimal-column-width="false"/>
    </style:style>
    <style:style style:name="TableColumn117" style:family="table-column">
      <style:table-column-properties style:column-width="1.1812in" style:use-optimal-column-width="false"/>
    </style:style>
    <style:style style:name="Table112" style:family="table">
      <style:table-properties style:width="7.6784in" fo:margin-left="-0.4944in" table:align="left"/>
    </style:style>
    <style:style style:name="TableRow118" style:family="table-row">
      <style:table-row-properties style:min-row-height="0.1909in" style:use-optimal-row-height="false"/>
    </style:style>
    <style:style style:name="TableCell11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0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121" style:family="table-row">
      <style:table-row-properties style:min-row-height="0.1909in" style:use-optimal-row-height="false"/>
    </style:style>
    <style:style style:name="TableCell122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3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Cell124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5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TableCell127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8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20.5in"/>
          <style:tab-stop style:type="left" style:position="21in"/>
          <style:tab-stop style:type="left" style:position="21.5in"/>
        </style:tab-stops>
      </style:paragraph-properties>
      <style:text-properties fo:font-size="12pt" style:font-size-asian="12pt" style:font-size-complex="12pt"/>
    </style:style>
    <style:style style:name="TableCell129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0" style:parent-style-name="EstilodeTabela1" style:family="paragraph">
      <style:paragraph-properties fo:text-align="center" fo:line-height="115%"/>
    </style:style>
    <style:style style:name="T131" style:parent-style-name="Fonteparág.padrão" style:family="text">
      <style:text-properties fo:font-size="12pt" style:font-size-asian="12pt" style:font-size-complex="12pt"/>
    </style:style>
    <style:style style:name="TableCell132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3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font-size="12pt" style:font-size-asian="12pt" style:font-size-complex="12pt"/>
    </style:style>
    <style:style style:name="TableRow134" style:family="table-row">
      <style:table-row-properties style:min-row-height="0.2256in" style:use-optimal-row-height="false"/>
    </style:style>
    <style:style style:name="TableCell135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6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7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8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40" style:family="table-row">
      <style:table-row-properties style:min-row-height="0.1909in" style:use-optimal-row-height="false"/>
    </style:style>
    <style:style style:name="TableCell14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2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4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5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46" style:family="table-row">
      <style:table-row-properties style:min-row-height="0.1909in" style:use-optimal-row-height="false"/>
    </style:style>
    <style:style style:name="TableCell14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48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4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Row152" style:family="table-row">
      <style:table-row-properties style:min-row-height="0.1909in" style:use-optimal-row-height="false"/>
    </style:style>
    <style:style style:name="TableCell15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4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5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6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Row158" style:family="table-row">
      <style:table-row-properties style:min-row-height="0.1909in" style:use-optimal-row-height="false"/>
    </style:style>
    <style:style style:name="TableCell15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2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64" style:parent-style-name="Explicação" style:family="paragraph">
      <style:paragraph-properties fo:text-align="justify"/>
    </style:style>
    <style:style style:name="TableColumn166" style:family="table-column">
      <style:table-column-properties style:column-width="2.6493in" style:use-optimal-column-width="false"/>
    </style:style>
    <style:style style:name="TableColumn167" style:family="table-column">
      <style:table-column-properties style:column-width="3.8277in" style:use-optimal-column-width="false"/>
    </style:style>
    <style:style style:name="Table165" style:family="table">
      <style:table-properties style:width="6.477in" fo:margin-left="0in" table:align="center"/>
    </style:style>
    <style:style style:name="TableRow168" style:family="table-row">
      <style:table-row-properties style:min-row-height="0.2208in" style:use-optimal-row-height="false"/>
    </style:style>
    <style:style style:name="TableCell16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70" style:parent-style-name="EstilodeTabela1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171" style:family="table-row">
      <style:table-row-properties style:min-row-height="0.3875in" style:use-optimal-row-height="false"/>
    </style:style>
    <style:style style:name="TableCell172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3" style:parent-style-name="EstilodeTabela1" style:family="paragraph">
      <style:paragraph-properties fo:text-align="end"/>
    </style:style>
    <style:style style:name="T1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ableCell175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76" style:family="table-row">
      <style:table-row-properties style:min-row-height="0.9576in"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8" style:parent-style-name="EstilodeTabela1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TableCell179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80" style:parent-style-name="EstilodeTabela2" style:family="paragraph">
      <style:text-properties style:font-name="Arial" style:font-name-complex="Arial" fo:font-size="12pt" style:font-size-asian="12pt" style:font-size-complex="12pt"/>
    </style:style>
    <style:style style:name="P181" style:parent-style-name="Título1" style:family="paragraph">
      <style:paragraph-properties fo:text-align="center"/>
    </style:style>
    <style:style style:name="T182" style:parent-style-name="Fonteparág.padrão" style:family="text">
      <style:text-properties style:font-size-complex="12pt"/>
    </style:style>
    <style:style style:name="P183" style:parent-style-name="Título1" style:family="paragraph">
      <style:paragraph-properties fo:text-align="center"/>
    </style:style>
    <style:style style:name="P184" style:parent-style-name="Título2" style:list-style-name="WWNum2" style:family="paragraph">
      <style:text-properties fo:font-weight="bold" style:font-weight-asian="bold" style:font-size-complex="12pt"/>
    </style:style>
    <style:style style:name="P185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6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7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8" style:parent-style-name="Título2" style:list-style-name="WWNum2" style:family="paragraph">
      <style:text-properties fo:font-weight="bold" style:font-weight-asian="bold"/>
    </style:style>
    <style:style style:name="P18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9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91" style:parent-style-name="Título2" style:list-style-name="WWNum2" style:family="paragraph">
      <style:text-properties fo:font-weight="bold" style:font-weight-asian="bold"/>
    </style:style>
    <style:style style:name="P192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3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4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5" style:parent-style-name="Título2" style:list-style-name="WWNum2" style:family="paragraph">
      <style:text-properties fo:font-weight="bold" style:font-weight-asian="bold"/>
    </style:style>
    <style:style style:name="P196" style:parent-style-name="Explicação" style:family="paragraph">
      <style:paragraph-properties fo:text-align="justify" fo:line-height="115%"/>
    </style:style>
    <style:style style:name="T197" style:parent-style-name="Fonteparág.padrão" style:family="text">
      <style:text-properties fo:color="#000000" fo:font-size="12pt" style:font-size-asian="12pt" style:font-size-complex="12pt"/>
    </style:style>
    <style:style style:name="P198" style:parent-style-name="Título2" style:list-style-name="WWNum2" style:family="paragraph">
      <style:text-properties fo:font-weight="bold" style:font-weight-asian="bold"/>
    </style:style>
    <style:style style:name="P19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1" style:parent-style-name="Título2" style:list-style-name="WWNum2" style:family="paragraph">
      <style:text-properties fo:font-weight="bold" style:font-weight-asian="bold"/>
    </style:style>
    <style:style style:name="P202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3" style:parent-style-name="Explicação" style:family="paragraph">
      <style:paragraph-properties fo:text-align="justify" fo:line-height="115%"/>
    </style:style>
    <style:style style:name="P204" style:parent-style-name="Título2" style:list-style-name="WWNum2" style:family="paragraph">
      <style:text-properties fo:font-weight="bold" style:font-weight-asian="bold"/>
    </style:style>
    <style:style style:name="P205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6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7" style:parent-style-name="Explicação" style:family="paragraph">
      <style:paragraph-properties fo:text-align="justify" fo:line-height="115%"/>
    </style:style>
    <style:style style:name="P208" style:parent-style-name="Título2" style:list-style-name="WWNum2" style:family="paragraph">
      <style:text-properties fo:font-weight="bold" style:font-weight-asian="bold"/>
    </style:style>
    <style:style style:name="P20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1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11" style:parent-style-name="Explicação" style:family="paragraph">
      <style:paragraph-properties fo:text-align="justify" fo:line-height="115%"/>
    </style:style>
    <style:style style:name="P212" style:parent-style-name="Título2" style:list-style-name="WWNum2" style:family="paragraph">
      <style:text-properties fo:font-weight="bold" style:font-weight-asian="bold"/>
    </style:style>
    <style:style style:name="TableColumn214" style:family="table-column">
      <style:table-column-properties style:column-width="6.4937in" style:use-optimal-column-width="false"/>
    </style:style>
    <style:style style:name="Table213" style:family="table">
      <style:table-properties style:width="6.4937in" fo:margin-left="0.075in" table:align="left"/>
    </style:style>
    <style:style style:name="TableRow215" style:family="table-row">
      <style:table-row-properties style:min-row-height="0.1875in" style:use-optimal-row-height="false"/>
    </style:style>
    <style:style style:name="TableCell21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17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218" style:family="table-row">
      <style:table-row-properties style:min-row-height="0.4902in" style:use-optimal-row-height="false"/>
    </style:style>
    <style:style style:name="TableCell21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20" style:parent-style-name="Explicação" style:family="paragraph">
      <style:paragraph-properties style:punctuation-wrap="simple" fo:text-align="justify" fo:line-height="115%"/>
      <style:text-properties fo:color="#000000" fo:font-size="12pt" style:font-size-asian="12pt" style:font-size-complex="12pt"/>
    </style:style>
    <style:style style:name="P221" style:parent-style-name="Explicação" style:family="paragraph">
      <style:paragraph-properties style:punctuation-wrap="simple" fo:text-align="justify"/>
      <style:text-properties fo:color="#000000"/>
    </style:style>
    <style:style style:name="P222" style:parent-style-name="Título1" style:family="paragraph">
      <style:paragraph-properties fo:text-align="center"/>
    </style:style>
    <style:style style:name="P223" style:parent-style-name="Título1" style:family="paragraph">
      <style:paragraph-properties fo:text-align="center"/>
    </style:style>
    <style:style style:name="P224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P225" style:parent-style-name="Título2" style:family="paragraph">
      <style:paragraph-properties fo:text-align="center"/>
    </style:style>
    <style:style style:name="TableColumn227" style:family="table-column">
      <style:table-column-properties style:column-width="1.9534in" style:use-optimal-column-width="false"/>
    </style:style>
    <style:style style:name="TableColumn228" style:family="table-column">
      <style:table-column-properties style:column-width="4.8979in" style:use-optimal-column-width="false"/>
    </style:style>
    <style:style style:name="Table226" style:family="table">
      <style:table-properties style:width="6.8513in" fo:margin-left="-0.3034in" table:align="left"/>
    </style:style>
    <style:style style:name="TableRow229" style:family="table-row">
      <style:table-row-properties style:min-row-height="0.1763in" style:use-optimal-row-height="false"/>
    </style:style>
    <style:style style:name="TableCell230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line-height="115%"/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15%"/>
      <style:text-properties fo:font-weight="bold" style:font-weight-asian="bold" fo:font-size="12pt" style:font-size-asian="12pt" style:font-size-complex="12pt"/>
    </style:style>
    <style:style style:name="TableRow234" style:family="table-row">
      <style:table-row-properties style:min-row-height="0.1763in" style:use-optimal-row-height="false"/>
    </style:style>
    <style:style style:name="TableCell23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TableCell23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keep-together="always" fo:widows="0" fo:orphans="0" fo:text-align="justify" fo:margin-bottom="0.0833in"/>
    </style:style>
    <style:style style:name="T239" style:parent-style-name="Fonteparág.padrão" style:family="text">
      <style:text-properties fo:font-size="12pt" style:font-size-asian="12pt" style:font-size-complex="12pt"/>
    </style:style>
    <style:style style:name="TableRow240" style:family="table-row">
      <style:table-row-properties style:min-row-height="0.1763in" style:use-optimal-row-height="false"/>
    </style:style>
    <style:style style:name="TableCell24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TableCell24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widows="0" fo:orphans="0" fo:text-align="justify" fo:margin-bottom="0.0833in"/>
    </style:style>
    <style:style style:name="T245" style:parent-style-name="Fonteparág.padrão" style:family="text">
      <style:text-properties fo:font-size="12pt" style:font-size-asian="12pt" style:font-size-complex="12pt"/>
    </style:style>
    <style:style style:name="T246" style:parent-style-name="Fonteparág.padrão" style:family="text">
      <style:text-properties fo:font-size="12pt" style:font-size-asian="12pt" style:font-size-complex="12pt"/>
    </style:style>
    <style:style style:name="TableRow247" style:family="table-row">
      <style:table-row-properties style:min-row-height="0.1861in" style:use-optimal-row-height="false"/>
    </style:style>
    <style:style style:name="TableCell24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49" style:parent-style-name="Explicação" style:family="paragraph">
      <style:paragraph-properties fo:line-height="115%"/>
      <style:text-properties fo:color="#000000" fo:font-size="12pt" style:font-size-asian="12pt" style:font-size-complex="12pt"/>
    </style:style>
    <style:style style:name="TableCell25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51" style:parent-style-name="Normal" style:family="paragraph">
      <style:paragraph-properties fo:keep-together="always" fo:widows="0" fo:orphans="0" fo:text-align="justify" fo:margin-bottom="0.0833in"/>
    </style:style>
    <style:style style:name="T252" style:parent-style-name="Fonteparág.padrão" style:family="text">
      <style:text-properties fo:font-size="12pt" style:font-size-asian="12pt" style:font-size-complex="12pt"/>
    </style:style>
    <style:style style:name="TableColumn254" style:family="table-column">
      <style:table-column-properties style:column-width="6.4937in" style:use-optimal-column-width="false"/>
    </style:style>
    <style:style style:name="Table253" style:family="table">
      <style:table-properties style:width="6.4937in" fo:margin-left="0.075in" table:align="left"/>
    </style:style>
    <style:style style:name="TableRow255" style:family="table-row">
      <style:table-row-properties style:min-row-height="0.1902in" style:use-optimal-row-height="false"/>
    </style:style>
    <style:style style:name="TableCell25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57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258" style:family="table-row">
      <style:table-row-properties style:min-row-height="0.4965in" style:use-optimal-row-height="false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60" style:parent-style-name="Normal" style:family="paragraph">
      <style:paragraph-properties fo:keep-together="always" fo:widows="0" fo:orphans="0" fo:text-align="justify" fo:margin-bottom="0.0833in"/>
      <style:text-properties fo:font-size="12pt" style:font-size-asian="12pt" style:font-size-complex="12pt"/>
    </style:style>
    <style:style style:name="P261" style:parent-style-name="Normal" style:family="paragraph">
      <style:paragraph-properties fo:keep-together="always" fo:widows="0" fo:orphans="0" fo:text-align="justify" fo:margin-bottom="0.0833in"/>
      <style:text-properties fo:font-size="12pt" style:font-size-asian="12pt" style:font-size-complex="12pt"/>
    </style:style>
    <style:style style:name="P262" style:parent-style-name="Título2" style:family="paragraph">
      <style:paragraph-properties fo:text-align="center"/>
    </style:style>
    <style:style style:name="TableColumn264" style:family="table-column">
      <style:table-column-properties style:column-width="2.2958in" style:use-optimal-column-width="false"/>
    </style:style>
    <style:style style:name="TableColumn265" style:family="table-column">
      <style:table-column-properties style:column-width="4.4881in" style:use-optimal-column-width="false"/>
    </style:style>
    <style:style style:name="Table263" style:family="table">
      <style:table-properties style:width="6.784in" fo:margin-left="-0.3034in" table:align="left"/>
    </style:style>
    <style:style style:name="TableRow266" style:family="table-row">
      <style:table-row-properties style:min-row-height="0.1645in" style:use-optimal-row-height="false"/>
    </style:style>
    <style:style style:name="TableCell267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  <style:text-properties fo:font-weight="bold" style:font-weight-asian="bold"/>
    </style:style>
    <style:style style:name="TableCell269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  <style:text-properties fo:font-weight="bold" style:font-weight-asian="bold"/>
    </style:style>
    <style:style style:name="TableRow271" style:family="table-row">
      <style:table-row-properties style:min-row-height="0.3395in" style:use-optimal-row-height="false"/>
    </style:style>
    <style:style style:name="TableCell27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3" style:parent-style-name="Explicação" style:family="paragraph">
      <style:text-properties fo:color="#000000"/>
    </style:style>
    <style:style style:name="TableCell27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5" style:parent-style-name="Título2" style:family="paragraph">
      <style:paragraph-properties fo:text-align="justify" fo:margin-left="0.3in">
        <style:tab-stops/>
      </style:paragraph-properties>
    </style:style>
    <style:style style:name="P276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277" style:parent-style-name="Fonteparág.padrão" style:family="text">
      <style:text-properties fo:font-size="10pt" style:font-size-asian="10pt"/>
    </style:style>
    <style:style style:name="P278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279" style:parent-style-name="Fonteparág.padrão" style:family="text">
      <style:text-properties fo:font-size="10pt" style:font-size-asian="10pt"/>
    </style:style>
    <style:style style:name="P280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2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4" style:parent-style-name="Título2" style:family="paragraph">
      <style:paragraph-properties fo:text-align="justify" fo:margin-left="0.3in">
        <style:tab-stops/>
      </style:paragraph-properties>
    </style:style>
    <style:style style:name="P285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286" style:parent-style-name="Fonteparág.padrão" style:family="text">
      <style:text-properties fo:font-size="10pt" style:font-size-asian="10pt"/>
    </style:style>
    <style:style style:name="T287" style:parent-style-name="Fonteparág.padrão" style:family="text">
      <style:text-properties fo:font-size="10pt" style:font-size-asian="10pt"/>
    </style:style>
    <style:style style:name="P288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9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0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1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</style:style>
    <style:style style:name="T292" style:parent-style-name="Fonteparág.padrão" style:family="text">
      <style:text-properties fo:font-size="10pt" style:font-size-asian="10pt"/>
    </style:style>
    <style:style style:name="T293" style:parent-style-name="Fonteparág.padrão" style:family="text">
      <style:text-properties fo:font-size="10pt" style:font-size-asian="10pt"/>
    </style:style>
    <style:style style:name="P294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5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6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7" style:parent-style-name="Normal" style:list-style-name="LFO5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8" style:parent-style-name="Título2" style:family="paragraph">
      <style:paragraph-properties fo:text-align="justify" fo:margin-left="0.3in">
        <style:tab-stops/>
      </style:paragraph-properties>
    </style:style>
    <style:style style:name="P299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00" style:parent-style-name="Fonteparág.padrão" style:family="text">
      <style:text-properties fo:font-size="10pt" style:font-size-asian="10pt"/>
    </style:style>
    <style:style style:name="T301" style:parent-style-name="Fonteparág.padrão" style:family="text">
      <style:text-properties fo:font-size="10pt" style:font-size-asian="10pt"/>
    </style:style>
    <style:style style:name="P302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03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</style:style>
    <style:style style:name="T304" style:parent-style-name="Fonteparág.padrão" style:family="text">
      <style:text-properties fo:font-size="10pt" style:font-size-asian="10pt"/>
    </style:style>
    <style:style style:name="P305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06" style:parent-style-name="Fonteparág.padrão" style:family="text">
      <style:text-properties fo:font-size="10pt" style:font-size-asian="10pt"/>
    </style:style>
    <style:style style:name="T307" style:parent-style-name="Fonteparág.padrão" style:family="text">
      <style:text-properties fo:font-size="10pt" style:font-size-asian="10pt"/>
    </style:style>
    <style:style style:name="P308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09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</style:style>
    <style:style style:name="T310" style:parent-style-name="Fonteparág.padrão" style:family="text">
      <style:text-properties fo:font-size="10pt" style:font-size-asian="10pt"/>
    </style:style>
    <style:style style:name="P31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12" style:parent-style-name="Fonteparág.padrão" style:family="text">
      <style:text-properties fo:font-size="10pt" style:font-size-asian="10pt"/>
    </style:style>
    <style:style style:name="T313" style:parent-style-name="Fonteparág.padrão" style:family="text">
      <style:text-properties fo:font-size="10pt" style:font-size-asian="10pt"/>
    </style:style>
    <style:style style:name="P314" style:parent-style-name="Normal" style:list-style-name="LFO8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15" style:parent-style-name="Normal" style:list-style-name="LFO8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16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17" style:parent-style-name="Fonteparág.padrão" style:family="text">
      <style:text-properties fo:font-size="10pt" style:font-size-asian="10pt"/>
    </style:style>
    <style:style style:name="T318" style:parent-style-name="Fonteparág.padrão" style:family="text">
      <style:text-properties fo:font-size="10pt" style:font-size-asian="10pt"/>
    </style:style>
    <style:style style:name="P319" style:parent-style-name="Normal" style:list-style-name="LFO9" style:family="paragraph">
      <style:paragraph-properties fo:keep-together="always" fo:widows="0" fo:orphans="0" fo:text-align="justify" fo:margin-bottom="0.0833in" fo:text-indent="-0.2493in"/>
      <style:text-properties fo:font-size="10pt" style:font-size-asian="10pt"/>
    </style:style>
    <style:style style:name="P320" style:parent-style-name="Normal" style:list-style-name="LFO9" style:family="paragraph">
      <style:paragraph-properties fo:keep-together="always" fo:widows="0" fo:orphans="0" fo:text-align="justify" fo:margin-bottom="0.0833in" fo:text-indent="-0.2493in"/>
      <style:text-properties fo:font-size="10pt" style:font-size-asian="10pt"/>
    </style:style>
    <style:style style:name="P32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22" style:parent-style-name="Fonteparág.padrão" style:family="text">
      <style:text-properties fo:font-size="10pt" style:font-size-asian="10pt"/>
    </style:style>
    <style:style style:name="T323" style:parent-style-name="Fonteparág.padrão" style:family="text">
      <style:text-properties fo:font-size="10pt" style:font-size-asian="10pt"/>
    </style:style>
    <style:style style:name="P324" style:parent-style-name="Normal" style:list-style-name="LFO10" style:family="paragraph">
      <style:paragraph-properties fo:keep-together="always" fo:widows="0" fo:orphans="0" fo:text-align="justify" fo:margin-bottom="0.0833in" fo:line-height="100%" fo:text-indent="-0.2493in"/>
    </style:style>
    <style:style style:name="T325" style:parent-style-name="Fonteparág.padrão" style:family="text">
      <style:text-properties fo:font-size="10pt" style:font-size-asian="10pt"/>
    </style:style>
    <style:style style:name="P326" style:parent-style-name="Título2" style:family="paragraph">
      <style:paragraph-properties fo:text-align="justify"/>
    </style:style>
    <style:style style:name="P327" style:parent-style-name="Normal" style:family="paragraph">
      <style:paragraph-properties fo:text-align="justify" fo:margin-left="0.5in">
        <style:tab-stops/>
      </style:paragraph-properties>
    </style:style>
    <style:style style:name="T328" style:parent-style-name="Fonteparág.padrão" style:family="text">
      <style:text-properties fo:font-size="10pt" style:font-size-asian="10pt"/>
    </style:style>
    <style:style style:name="P329" style:parent-style-name="Normal" style:family="paragraph">
      <style:paragraph-properties fo:text-align="justify" fo:margin-left="0.5in">
        <style:tab-stops/>
      </style:paragraph-properties>
    </style:style>
    <style:style style:name="T330" style:parent-style-name="Fonteparág.padrão" style:family="text">
      <style:text-properties fo:font-size="10pt" style:font-size-asian="10pt"/>
    </style:style>
    <style:style style:name="P331" style:parent-style-name="Normal" style:family="paragraph">
      <style:paragraph-properties fo:text-align="justify" fo:line-height="150%"/>
      <style:text-properties style:font-name-asian="Times New Roman" style:language-asian="pt" style:country-asian="BR"/>
    </style:style>
    <style:style style:name="P332" style:parent-style-name="Explicação" style:family="paragraph">
      <style:text-properties fo:color="#000000"/>
    </style:style>
    <style:style style:name="TableRow333" style:family="table-row">
      <style:table-row-properties style:min-row-height="0.4944in" style:use-optimal-row-height="false"/>
    </style:style>
    <style:style style:name="TableCell33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35" style:parent-style-name="Explicação" style:family="paragraph">
      <style:text-properties fo:color="#000000"/>
    </style:style>
    <style:style style:name="TableCell33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37" style:parent-style-name="Título2" style:family="paragraph">
      <style:paragraph-properties fo:text-align="justify" fo:margin-left="0.3in">
        <style:tab-stops/>
      </style:paragraph-properties>
    </style:style>
    <style:style style:name="P338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39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40" style:parent-style-name="Fonteparág.padrão" style:family="text">
      <style:text-properties fo:font-size="10pt" style:font-size-asian="10pt"/>
    </style:style>
    <style:style style:name="P34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2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43" style:parent-style-name="Fonteparág.padrão" style:family="text">
      <style:text-properties fo:font-size="10pt" style:font-size-asian="10pt"/>
    </style:style>
    <style:style style:name="P344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6" style:parent-style-name="Título2" style:family="paragraph">
      <style:paragraph-properties fo:text-align="justify" fo:margin-left="0.3in">
        <style:tab-stops/>
      </style:paragraph-properties>
    </style:style>
    <style:style style:name="P347" style:parent-style-name="Título2" style:family="paragraph">
      <style:paragraph-properties fo:text-align="justify" fo:margin-left="0.3in">
        <style:tab-stops/>
      </style:paragraph-properties>
    </style:style>
    <style:style style:name="P348" style:parent-style-name="Título2" style:family="paragraph">
      <style:paragraph-properties fo:text-align="justify" fo:margin-left="0.3in">
        <style:tab-stops/>
      </style:paragraph-properties>
    </style:style>
    <style:style style:name="P349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50" style:parent-style-name="Fonteparág.padrão" style:family="text">
      <style:text-properties fo:font-size="10pt" style:font-size-asian="10pt"/>
    </style:style>
    <style:style style:name="P351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52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</style:style>
    <style:style style:name="T353" style:parent-style-name="Fonteparág.padrão" style:family="text">
      <style:text-properties fo:font-size="10pt" style:font-size-asian="10pt"/>
    </style:style>
    <style:style style:name="T354" style:parent-style-name="Fonteparág.padrão" style:family="text">
      <style:text-properties fo:font-size="10pt" style:font-size-asian="10pt"/>
    </style:style>
    <style:style style:name="P355" style:parent-style-name="Título2" style:family="paragraph">
      <style:paragraph-properties fo:text-align="justify"/>
    </style:style>
    <style:style style:name="P356" style:parent-style-name="Normal" style:family="paragraph">
      <style:text-properties style:language-asian="zh" style:country-asian="CN" style:language-complex="hi" style:country-complex="IN"/>
    </style:style>
    <style:style style:name="P357" style:parent-style-name="Normal" style:family="paragraph">
      <style:paragraph-properties fo:text-align="justify" fo:margin-left="0.5in">
        <style:tab-stops/>
      </style:paragraph-properties>
    </style:style>
    <style:style style:name="T358" style:parent-style-name="Fonteparág.padrão" style:family="text">
      <style:text-properties fo:font-size="10pt" style:font-size-asian="10pt"/>
    </style:style>
    <style:style style:name="P359" style:parent-style-name="Normal" style:family="paragraph">
      <style:paragraph-properties fo:text-align="justify" fo:margin-left="0.5in">
        <style:tab-stops/>
      </style:paragraph-properties>
    </style:style>
    <style:style style:name="T360" style:parent-style-name="Fonteparág.padrão" style:family="text">
      <style:text-properties fo:font-size="10pt" style:font-size-asian="10pt"/>
    </style:style>
    <style:style style:name="P361" style:parent-style-name="Explicação" style:family="paragraph">
      <style:text-properties fo:color="#000000"/>
    </style:style>
    <style:style style:name="TableRow362" style:family="table-row">
      <style:table-row-properties style:min-row-height="0.5041in" style:use-optimal-row-height="false"/>
    </style:style>
    <style:style style:name="TableCell363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64" style:parent-style-name="Explicação" style:family="paragraph">
      <style:text-properties fo:color="#000000"/>
    </style:style>
    <style:style style:name="TableCell36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66" style:parent-style-name="Título2" style:family="paragraph">
      <style:paragraph-properties fo:text-align="justify" fo:margin-left="0.3in">
        <style:tab-stops/>
      </style:paragraph-properties>
    </style:style>
    <style:style style:name="P367" style:parent-style-name="Normal" style:family="paragraph">
      <style:text-properties style:language-asian="zh" style:country-asian="CN" style:language-complex="hi" style:country-complex="IN"/>
    </style:style>
    <style:style style:name="P368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69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0" style:parent-style-name="Fonteparág.padrão" style:family="text">
      <style:text-properties fo:font-size="10pt" style:font-size-asian="10pt"/>
    </style:style>
    <style:style style:name="P37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2" style:parent-style-name="Fonteparág.padrão" style:family="text">
      <style:text-properties fo:font-size="10pt" style:font-size-asian="10pt"/>
    </style:style>
    <style:style style:name="P37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4" style:parent-style-name="Fonteparág.padrão" style:family="text">
      <style:text-properties fo:font-size="10pt" style:font-size-asian="10pt"/>
    </style:style>
    <style:style style:name="P37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76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7" style:parent-style-name="Fonteparág.padrão" style:family="text">
      <style:text-properties fo:font-size="10pt" style:font-size-asian="10pt"/>
    </style:style>
    <style:style style:name="T378" style:parent-style-name="Fonteparág.padrão" style:family="text">
      <style:text-properties fo:font-size="10pt" style:font-size-asian="10pt"/>
    </style:style>
    <style:style style:name="P379" style:parent-style-name="Título2" style:family="paragraph">
      <style:paragraph-properties fo:text-align="justify" fo:margin-left="0.3in">
        <style:tab-stops/>
      </style:paragraph-properties>
    </style:style>
    <style:style style:name="P380" style:parent-style-name="Título2" style:family="paragraph">
      <style:paragraph-properties fo:text-align="justify" fo:margin-left="0.3in">
        <style:tab-stops/>
      </style:paragraph-properties>
    </style:style>
    <style:style style:name="P38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82" style:parent-style-name="Fonteparág.padrão" style:family="text">
      <style:text-properties fo:font-size="10pt" style:font-size-asian="10pt"/>
    </style:style>
    <style:style style:name="P383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84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</style:style>
    <style:style style:name="T385" style:parent-style-name="Fonteparág.padrão" style:family="text">
      <style:text-properties fo:font-size="10pt" style:font-size-asian="10pt"/>
    </style:style>
    <style:style style:name="T386" style:parent-style-name="Fonteparág.padrão" style:family="text">
      <style:text-properties fo:font-size="10pt" style:font-size-asian="10pt"/>
    </style:style>
    <style:style style:name="P387" style:parent-style-name="Título2" style:family="paragraph">
      <style:paragraph-properties fo:text-align="justify"/>
    </style:style>
    <style:style style:name="P388" style:parent-style-name="Normal" style:family="paragraph">
      <style:text-properties style:language-asian="zh" style:country-asian="CN" style:language-complex="hi" style:country-complex="IN"/>
    </style:style>
    <style:style style:name="P389" style:parent-style-name="Normal" style:family="paragraph">
      <style:paragraph-properties fo:text-align="justify" fo:margin-left="0.5in">
        <style:tab-stops/>
      </style:paragraph-properties>
    </style:style>
    <style:style style:name="T390" style:parent-style-name="Fonteparág.padrão" style:family="text">
      <style:text-properties fo:font-size="10pt" style:font-size-asian="10pt"/>
    </style:style>
    <style:style style:name="P391" style:parent-style-name="Normal" style:family="paragraph">
      <style:paragraph-properties fo:text-align="justify" fo:margin-left="0.5in">
        <style:tab-stops/>
      </style:paragraph-properties>
    </style:style>
    <style:style style:name="T392" style:parent-style-name="Fonteparág.padrão" style:family="text">
      <style:text-properties fo:font-size="10pt" style:font-size-asian="10pt"/>
    </style:style>
    <style:style style:name="P393" style:parent-style-name="Explicação" style:family="paragraph">
      <style:text-properties fo:color="#000000"/>
    </style:style>
    <style:style style:name="P394" style:parent-style-name="Explicação" style:family="paragraph">
      <style:text-properties fo:color="#000000"/>
    </style:style>
    <style:style style:name="TableRow395" style:family="table-row">
      <style:table-row-properties style:min-row-height="0.3395in" style:use-optimal-row-height="false"/>
    </style:style>
    <style:style style:name="TableCell39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97" style:parent-style-name="Explicação" style:family="paragraph">
      <style:text-properties fo:color="#000000"/>
    </style:style>
    <style:style style:name="TableCell39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99" style:parent-style-name="Título2" style:family="paragraph">
      <style:paragraph-properties fo:text-align="justify" fo:margin-left="0.3in">
        <style:tab-stops/>
      </style:paragraph-properties>
    </style:style>
    <style:style style:name="P400" style:parent-style-name="Normal" style:family="paragraph">
      <style:text-properties style:language-asian="zh" style:country-asian="CN" style:language-complex="hi" style:country-complex="IN"/>
    </style:style>
    <style:style style:name="P40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2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403" style:parent-style-name="Fonteparág.padrão" style:family="text">
      <style:text-properties fo:font-size="10pt" style:font-size-asian="10pt"/>
    </style:style>
    <style:style style:name="P404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6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407" style:parent-style-name="Fonteparág.padrão" style:family="text">
      <style:text-properties fo:font-size="10pt" style:font-size-asian="10pt"/>
    </style:style>
    <style:style style:name="T408" style:parent-style-name="Fonteparág.padrão" style:family="text">
      <style:text-properties fo:font-size="10pt" style:font-size-asian="10pt"/>
    </style:style>
    <style:style style:name="P409" style:parent-style-name="Normal" style:family="paragraph">
      <style:paragraph-properties fo:keep-together="always" fo:widows="0" fo:orphans="0" fo:text-align="justify" fo:margin-bottom="0.0833in" fo:line-height="100%"/>
      <style:text-properties fo:font-size="10pt" style:font-size-asian="10pt"/>
    </style:style>
    <style:style style:name="P410" style:parent-style-name="Título2" style:family="paragraph">
      <style:paragraph-properties fo:text-align="justify" fo:margin-left="0.3in">
        <style:tab-stops/>
      </style:paragraph-properties>
    </style:style>
    <style:style style:name="P41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412" style:parent-style-name="Fonteparág.padrão" style:family="text">
      <style:text-properties fo:font-size="10pt" style:font-size-asian="10pt"/>
    </style:style>
    <style:style style:name="P413" style:parent-style-name="Normal" style:family="paragraph">
      <style:paragraph-properties fo:keep-together="always" fo:widows="0" fo:orphans="0" fo:text-align="justify" fo:margin-bottom="0.0833in" fo:line-height="100%"/>
    </style:style>
    <style:style style:name="T414" style:parent-style-name="Fonteparág.padrão" style:family="text">
      <style:text-properties fo:font-size="10pt" style:font-size-asian="10pt"/>
    </style:style>
    <style:style style:name="T415" style:parent-style-name="Fonteparág.padrão" style:family="text">
      <style:text-properties fo:font-size="10pt" style:font-size-asian="10pt"/>
    </style:style>
    <style:style style:name="P416" style:parent-style-name="Título2" style:family="paragraph">
      <style:paragraph-properties fo:text-align="justify"/>
    </style:style>
    <style:style style:name="P417" style:parent-style-name="Normal" style:family="paragraph">
      <style:text-properties style:language-asian="zh" style:country-asian="CN" style:language-complex="hi" style:country-complex="IN"/>
    </style:style>
    <style:style style:name="P418" style:parent-style-name="Normal" style:family="paragraph">
      <style:paragraph-properties fo:text-align="justify" fo:margin-left="0.5in">
        <style:tab-stops/>
      </style:paragraph-properties>
    </style:style>
    <style:style style:name="T419" style:parent-style-name="Fonteparág.padrão" style:family="text">
      <style:text-properties fo:font-size="10pt" style:font-size-asian="10pt"/>
    </style:style>
    <style:style style:name="P420" style:parent-style-name="Normal" style:family="paragraph">
      <style:paragraph-properties fo:text-align="justify"/>
    </style:style>
    <style:style style:name="P421" style:parent-style-name="Explicação" style:family="paragraph">
      <style:text-properties fo:color="#000000"/>
    </style:style>
    <style:style style:name="TableRow422" style:family="table-row">
      <style:table-row-properties style:min-row-height="0.5138in" style:use-optimal-row-height="false"/>
    </style:style>
    <style:style style:name="TableCell423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424" style:parent-style-name="Explicação" style:family="paragraph">
      <style:text-properties fo:color="#000000"/>
    </style:style>
    <style:style style:name="TableCell42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426" style:parent-style-name="Título2" style:family="paragraph">
      <style:paragraph-properties fo:text-align="justify" fo:margin-left="0.3in">
        <style:tab-stops/>
      </style:paragraph-properties>
    </style:style>
    <style:style style:name="P427" style:parent-style-name="Normal" style:family="paragraph">
      <style:text-properties style:language-asian="zh" style:country-asian="CN" style:language-complex="hi" style:country-complex="IN"/>
    </style:style>
    <style:style style:name="P428" style:parent-style-name="Normal" style:list-style-name="LFO11" style:family="paragraph">
      <style:paragraph-properties fo:keep-together="always" fo:widows="0" fo:orphans="0" fo:text-align="justify" fo:margin-bottom="0.0833in" fo:line-height="100%" fo:text-indent="-0.2493in"/>
    </style:style>
    <style:style style:name="T429" style:parent-style-name="Fonteparág.padrão" style:family="text">
      <style:text-properties fo:font-size="10pt" style:font-size-asian="10pt"/>
    </style:style>
    <style:style style:name="T430" style:parent-style-name="Fonteparág.padrão" style:family="text">
      <style:text-properties fo:font-size="10pt" style:font-size-asian="10pt"/>
    </style:style>
    <style:style style:name="P431" style:parent-style-name="Normal" style:list-style-name="LFO11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32" style:parent-style-name="Normal" style:list-style-name="LFO11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33" style:parent-style-name="Normal" style:list-style-name="LFO11" style:family="paragraph">
      <style:paragraph-properties fo:keep-together="always" fo:widows="0" fo:orphans="0" fo:text-align="justify" fo:margin-bottom="0.0833in" fo:line-height="100%" fo:text-indent="-0.2493in"/>
    </style:style>
    <style:style style:name="T434" style:parent-style-name="Fonteparág.padrão" style:family="text">
      <style:text-properties fo:font-size="10pt" style:font-size-asian="10pt"/>
    </style:style>
    <style:style style:name="P435" style:parent-style-name="Normal" style:family="paragraph">
      <style:paragraph-properties fo:keep-together="always" fo:widows="0" fo:orphans="0" fo:text-align="justify" fo:margin-bottom="0.0833in" fo:line-height="100%"/>
      <style:text-properties fo:font-size="10pt" style:font-size-asian="10pt"/>
    </style:style>
    <style:style style:name="P436" style:parent-style-name="Título2" style:family="paragraph">
      <style:paragraph-properties fo:text-align="justify" fo:margin-left="0.3in">
        <style:tab-stops/>
      </style:paragraph-properties>
    </style:style>
    <style:style style:name="P437" style:parent-style-name="Título2" style:family="paragraph">
      <style:paragraph-properties fo:text-align="justify" fo:margin-left="0.3in">
        <style:tab-stops/>
      </style:paragraph-properties>
    </style:style>
    <style:style style:name="P438" style:parent-style-name="Título2" style:family="paragraph">
      <style:paragraph-properties fo:text-align="justify" fo:margin-left="0.3in">
        <style:tab-stops/>
      </style:paragraph-properties>
    </style:style>
    <style:style style:name="P439" style:parent-style-name="Título2" style:family="paragraph">
      <style:paragraph-properties fo:text-align="justify" fo:margin-left="0.3in">
        <style:tab-stops/>
      </style:paragraph-properties>
    </style:style>
    <style:style style:name="P440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441" style:parent-style-name="Fonteparág.padrão" style:family="text">
      <style:text-properties fo:font-size="10pt" style:font-size-asian="10pt"/>
    </style:style>
    <style:style style:name="P442" style:parent-style-name="Normal" style:family="paragraph">
      <style:paragraph-properties fo:keep-together="always" fo:widows="0" fo:orphans="0" fo:text-align="justify" fo:margin-bottom="0.0833in" fo:line-height="100%"/>
    </style:style>
    <style:style style:name="T443" style:parent-style-name="Fonteparág.padrão" style:family="text">
      <style:text-properties fo:font-size="10pt" style:font-size-asian="10pt"/>
    </style:style>
    <style:style style:name="P444" style:parent-style-name="Título2" style:family="paragraph">
      <style:paragraph-properties fo:text-align="justify"/>
    </style:style>
    <style:style style:name="P445" style:parent-style-name="Normal" style:family="paragraph">
      <style:text-properties style:language-asian="zh" style:country-asian="CN" style:language-complex="hi" style:country-complex="IN"/>
    </style:style>
    <style:style style:name="P446" style:parent-style-name="Normal" style:family="paragraph">
      <style:paragraph-properties fo:text-align="justify" fo:margin-left="0.5in">
        <style:tab-stops/>
      </style:paragraph-properties>
    </style:style>
    <style:style style:name="T447" style:parent-style-name="Fonteparág.padrão" style:family="text">
      <style:text-properties fo:font-size="10pt" style:font-size-asian="10pt"/>
    </style:style>
    <style:style style:name="P448" style:parent-style-name="Normal" style:family="paragraph">
      <style:paragraph-properties fo:text-align="justify"/>
    </style:style>
    <style:style style:name="P449" style:parent-style-name="Explicação" style:family="paragraph">
      <style:text-properties fo:color="#000000"/>
    </style:style>
    <style:style style:name="T450" style:parent-style-name="Fonteparág.padrão" style:family="text">
      <style:text-properties style:font-size-complex="12pt"/>
    </style:style>
    <style:style style:name="P451" style:parent-style-name="Título2" style:list-style-name="LFO12" style:family="paragraph"/>
    <style:style style:name="P452" style:parent-style-name="Explicação" style:family="paragraph">
      <style:paragraph-properties fo:text-align="justify"/>
      <style:text-properties fo:color="#000000"/>
    </style:style>
    <style:style style:name="P453" style:parent-style-name="Título2" style:list-style-name="LFO12" style:family="paragraph"/>
    <style:style style:name="P454" style:parent-style-name="Explicação" style:family="paragraph">
      <style:paragraph-properties fo:text-align="justify"/>
      <style:text-properties fo:color="#000000"/>
    </style:style>
    <style:style style:name="P455" style:parent-style-name="Explicação" style:family="paragraph">
      <style:paragraph-properties fo:text-align="justify"/>
      <style:text-properties fo:color="#000000"/>
    </style:style>
    <style:style style:name="P456" style:parent-style-name="Título2" style:list-style-name="LFO12" style:family="paragraph"/>
    <style:style style:name="T457" style:parent-style-name="Fonteparág.padrão" style:family="text">
      <style:text-properties fo:color="#000000"/>
    </style:style>
    <style:style style:name="T458" style:parent-style-name="Fonteparág.padrão" style:family="text">
      <style:text-properties fo:color="#000000"/>
    </style:style>
    <style:style style:name="T459" style:parent-style-name="Fonteparág.padrão" style:family="text">
      <style:text-properties fo:font-style="italic" style:font-style-asian="italic" style:font-style-complex="italic" fo:color="#000000"/>
    </style:style>
    <style:style style:name="T460" style:parent-style-name="Fonteparág.padrão" style:family="text">
      <style:text-properties fo:color="#000000"/>
    </style:style>
    <style:style style:name="P461" style:parent-style-name="Título2" style:list-style-name="LFO12" style:family="paragraph"/>
    <style:style style:name="P462" style:parent-style-name="Explicação" style:family="paragraph">
      <style:paragraph-properties fo:text-align="justify"/>
      <style:text-properties fo:color="#000000"/>
    </style:style>
    <style:style style:name="P463" style:parent-style-name="Explicação" style:family="paragraph">
      <style:paragraph-properties fo:text-align="justify"/>
      <style:text-properties fo:color="#000000"/>
    </style:style>
    <style:style style:name="P464" style:parent-style-name="Título2" style:list-style-name="LFO12" style:family="paragraph"/>
    <style:style style:name="P465" style:parent-style-name="Explicação" style:family="paragraph">
      <style:paragraph-properties fo:text-align="justify"/>
      <style:text-properties fo:color="#000000"/>
    </style:style>
  </office:automatic-styles>
  <office:body>
    <office:text text:use-soft-page-breaks="true">
      <text:p text:style-name="P1"><text:title text:fixed="false">Especificação de Requisitos de Software</text:title></text:p>
      <text:p text:style-name="Título"/>
      <text:p text:style-name="Título"/>
      <text:p text:style-name="Título"/>
      <text:p text:style-name="Título">ParkManeger(MP)</text:p>
      <text:p text:style-name="Título"/>
      <text:p text:style-name="Título"/>
      <text:p text:style-name="Título"/>
      <text:p text:style-name="Título">Versão 1.0</text:p>
      <text:soft-page-break/>
      <text:p text:style-name="P2">SUMARIO</text:p>
      <text:p text:style-name="Rodapé"/>
      <text:section text:name="Sect2" text:style-name="S2">
        <text:p text:style-name="Rodapé"/>
        <text:table-of-content text:name="_TOC3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8"><text:a xlink:href="#__RefHeading__466_610398586" office:target-frame-name="_top" xlink:show="replace"><text:span text:style-name="IndexLink">1Histórico</text:span><text:span text:style-name="IndexLink"><text:tab/>3</text:span></text:a></text:p>
            <text:p text:style-name="P9"><text:a xlink:href="#__RefHeading__468_610398586" office:target-frame-name="_top" xlink:show="replace"><text:span text:style-name="IndexLink">2Introdução</text:span><text:span text:style-name="IndexLink"><text:tab/>4</text:span></text:a></text:p>
            <text:p text:style-name="P10"><text:a xlink:href="#__RefHeading__470_610398586" office:target-frame-name="_top" xlink:show="replace"><text:span text:style-name="IndexLink">2.1Objetivos</text:span><text:span text:style-name="IndexLink"><text:tab/>4</text:span></text:a></text:p>
            <text:p text:style-name="P11"><text:a xlink:href="#__RefHeading__512_1737174176" office:target-frame-name="_top" xlink:show="replace"><text:span text:style-name="IndexLink">2.2Público Alvo</text:span><text:span text:style-name="IndexLink"><text:tab/>4</text:span></text:a></text:p>
            <text:p text:style-name="P12"><text:a xlink:href="#__RefHeading__474_610398586" office:target-frame-name="_top" xlink:show="replace"><text:span text:style-name="IndexLink">2.3Glossário</text:span><text:span text:style-name="IndexLink"><text:tab/>4</text:span></text:a></text:p>
            <text:p text:style-name="P13"><text:a xlink:href="#__RefHeading__476_610398586" office:target-frame-name="_top" xlink:show="replace"><text:span text:style-name="IndexLink">2.4Referências</text:span><text:span text:style-name="IndexLink"><text:tab/>4</text:span></text:a></text:p>
            <text:p text:style-name="P14"><text:a xlink:href="#__RefHeading__478_610398586" office:target-frame-name="_top" xlink:show="replace"><text:span text:style-name="IndexLink">3Descrição Geral</text:span><text:span text:style-name="IndexLink"><text:tab/>4</text:span></text:a></text:p>
            <text:p text:style-name="P15"><text:a xlink:href="#__RefHeading__480_610398586" office:target-frame-name="_top" xlink:show="replace"><text:span text:style-name="IndexLink">4Objetivos a serem atingidos com o sistema</text:span><text:span text:style-name="IndexLink"><text:tab/>4</text:span></text:a></text:p>
            <text:p text:style-name="P16"><text:a xlink:href="#__RefHeading__482_610398586" office:target-frame-name="_top" xlink:show="replace"><text:span text:style-name="IndexLink">5Requisitos Funcionais</text:span><text:span text:style-name="IndexLink"><text:tab/>4</text:span></text:a></text:p>
            <text:p text:style-name="P17"><text:a xlink:href="#__RefHeading__484_610398586" office:target-frame-name="_top" xlink:show="replace"><text:span text:style-name="IndexLink">5.1Login no Sistema</text:span><text:span text:style-name="IndexLink"><text:tab/>4</text:span></text:a></text:p>
            <text:p text:style-name="P18"><text:a xlink:href="#__RefHeading__514_1737174176" office:target-frame-name="_top" xlink:show="replace"><text:span text:style-name="IndexLink">5.2Acessar Eventos do Calendário</text:span><text:span text:style-name="IndexLink"><text:tab/>4</text:span></text:a></text:p>
            <text:p text:style-name="P19"><text:a xlink:href="#__RefHeading__516_1737174176" office:target-frame-name="_top" xlink:show="replace"><text:span text:style-name="IndexLink">5.3Acessar Disciplinas Ativ</text:span><text:span text:style-name="IndexLink">as</text:span><text:span text:style-name="IndexLink"><text:tab/>4</text:span></text:a></text:p>
            <text:p text:style-name="P20"><text:a xlink:href="#__RefHeading__518_1737174176" office:target-frame-name="_top" xlink:show="replace"><text:span text:style-name="IndexLink">5.4Acessar Informação de Disciplina</text:span><text:span text:style-name="IndexLink"><text:tab/>4</text:span></text:a></text:p>
            <text:p text:style-name="P21"><text:a xlink:href="#__RefHeading__520_1737174176" office:target-frame-name="_top" xlink:show="replace"><text:span text:style-name="IndexLink">5.5Calendário de Provas</text:span><text:span text:style-name="IndexLink"><text:tab/>5</text:span></text:a></text:p>
            <text:p text:style-name="P22"><text:a xlink:href="#__RefHeading__522_1737174176" office:target-frame-name="_top" xlink:show="replace"><text:span text:style-name="IndexLink">6Características do Usuário</text:span><text:span text:style-name="IndexLink"><text:tab/>5</text:span></text:a></text:p>
            <text:p text:style-name="P23"><text:a xlink:href="#__RefHeading__488_610398586" office:target-frame-name="_top" xlink:show="replace"><text:span text:style-name="IndexLink">6.1&lt;Tipo de Usuário&gt;</text:span><text:span text:style-name="IndexLink"><text:tab/>5</text:span></text:a></text:p>
            <text:p text:style-name="P24"><text:a xlink:href="#__RefHeading__490_610398586" office:target-frame-name="_top" xlink:show="replace"><text:span text:style-name="IndexLink">7Casos de Uso do Projeto</text:span><text:span text:style-name="IndexLink"><text:tab/>5</text:span></text:a></text:p>
            <text:p text:style-name="P25"><text:a xlink:href="#__RefHeading__492_610398586" office:target-frame-name="_top" xlink:show="replace"><text:span text:style-name="IndexLink">7.1Atores Prospectados</text:span><text:span text:style-name="IndexLink"><text:tab/>5</text:span></text:a></text:p>
            <text:p text:style-name="P26"><text:a xlink:href="#__RefHeading__494_610398586" office:target-frame-name="_top" xlink:show="replace"><text:span text:style-name="IndexLink">7.2Casos de Uso Prospectados</text:span><text:span text:style-name="IndexLink"><text:tab/>5</text:span></text:a></text:p>
            <text:p text:style-name="P27"><text:a xlink:href="#__RefHeading__496_610398586" office:target-frame-name="_top" xlink:show="replace"><text:span text:style-name="IndexLink">8Requisitos Não Funcionais</text:span><text:span text:style-name="IndexLink"><text:tab/>5</text:span></text:a></text:p>
            <text:p text:style-name="P28"><text:a xlink:href="#__RefHeading__498_610398586" office:target-frame-name="_top" xlink:show="replace"><text:span text:style-name="IndexLink">8.1Funcionalidade</text:span><text:span text:style-name="IndexLink"><text:tab/>5</text:span></text:a></text:p>
            <text:p text:style-name="P29"><text:a xlink:href="#__RefHeading__500_610398586" office:target-frame-name="_top" xlink:show="replace"><text:span text:style-name="IndexLink">8.2Confiabilidade</text:span><text:span text:style-name="IndexLink"><text:tab/>5</text:span></text:a></text:p>
            <text:p text:style-name="P30"><text:a xlink:href="#__RefHeading__502_610398586" office:target-frame-name="_top" xlink:show="replace"><text:span text:style-name="IndexLink">8.3Usabilidade</text:span><text:span text:style-name="IndexLink"><text:tab/>6</text:span></text:a></text:p>
            <text:p text:style-name="P31"><text:a xlink:href="#__RefHeading__504_610398586" office:target-frame-name="_top" xlink:show="replace"><text:span text:style-name="IndexLink">8.4Eficiência</text:span><text:span text:style-name="IndexLink"><text:tab/>6</text:span></text:a></text:p>
            <text:p text:style-name="P32"><text:a xlink:href="#__RefHeading__506_610398586" office:target-frame-name="_top" xlink:show="replace"><text:span text:style-name="IndexLink">8.5Manutenibilidade</text:span><text:span text:style-name="IndexLink"><text:tab/>6</text:span></text:a></text:p>
            <text:p text:style-name="P33"><text:a xlink:href="#__RefHeading__508_610398586" office:target-frame-name="_top" xlink:show="replace"><text:span text:style-name="IndexLink">8.6Portabilidade</text:span><text:span text:style-name="IndexLink"><text:tab/>6</text:span></text:a></text:p>
          </text:index-body>
        </text:table-of-content>
        <text:p text:style-name="P34"/>
        <text:p text:style-name="P35"/>
      </text:section>
      <text:section text:name="Sect3" text:style-name="S3">
        <text:p text:style-name="P36"><text:a xlink:href="#__RefHeading__508_610398586" office:target-frame-name="_top" xlink:show="replace"/></text:p>
        <text:p text:style-name="Standard"/>
      </text:section>
      <text:section text:name="Sect4" text:style-name="S4">
        <text:p text:style-name="P37"><text:a xlink:href="#__RefHeading__508_610398586" office:target-frame-name="_top" xlink:show="replace"/></text:p>
        <text:p text:style-name="Standard"/>
        <text:p text:style-name="Standard"/>
      </text:section>
      <text:section text:name="Sect5" text:style-name="S5">
        <text:p text:style-name="Título"/>
        <text:list text:style-name="WWNum2">
          <text:list-item text:start-value="1">
            <text:p text:style-name="P38"><text:bookmark-start text:name="_Toc452813577"/><text:bookmark-start text:name="_Toc456598586"/><text:bookmark-start text:name="_Toc456600917"/><text:bookmark-start text:name="_Toc316486766"/><text:bookmark-start text:name="_Toc436203377"/><text:bookmark-start text:name="__RefHeading__466_610398586"/><text:bookmark-end text:name="_Toc452813577"/><text:bookmark-end text:name="_Toc456598586"/><text:bookmark-end text:name="_Toc456600917"/><text:bookmark-end text:name="_Toc316486766"/><text:bookmark-end text:name="_Toc436203377"/><text:soft-page-break/>Histórico<text:bookmark-end text:name="__RefHeading__466_610398586"/></text:p>
          </text:list-item>
        </text:list>
        <text:p text:style-name="Standard"/>
        <table:table table:style-name="Table39">
          <table:table-columns>
            <table:table-column table:style-name="TableColumn40"/>
            <table:table-column table:style-name="TableColumn41"/>
            <table:table-column table:style-name="TableColumn42"/>
            <table:table-column table:style-name="TableColumn43"/>
          </table:table-columns>
          <table:table-row table:style-name="TableRow44">
            <table:table-cell table:style-name="TableCell45">
              <text:p text:style-name="P46">Data</text:p>
            </table:table-cell>
            <table:table-cell table:style-name="TableCell47">
              <text:p text:style-name="P48">Versão</text:p>
            </table:table-cell>
            <table:table-cell table:style-name="TableCell49">
              <text:p text:style-name="P50">Responsáveis</text:p>
            </table:table-cell>
            <table:table-cell table:style-name="TableCell51">
              <text:p text:style-name="P52">Descrição</text:p>
            </table:table-cell>
          </table:table-row>
          <table:table-row table:style-name="TableRow53">
            <table:table-cell table:style-name="TableCell54">
              <text:p text:style-name="P55">27/10/2015</text:p>
            </table:table-cell>
            <table:table-cell table:style-name="TableCell56">
              <text:p text:style-name="P57">1.0</text:p>
            </table:table-cell>
            <table:table-cell table:style-name="TableCell58">
              <text:p text:style-name="P59">Valmir Junior, Damião Leonardo</text:p>
              <text:p text:style-name="P60">Kleber Silva, Ronaldo Silva, Jerffeson Gonçalves</text:p>
            </table:table-cell>
            <table:table-cell table:style-name="TableCell61">
              <text:p text:style-name="P62">Verso Final do Projeto</text:p>
            </table:table-cell>
          </table:table-row>
        </table:table>
        <text:p text:style-name="Standard"/>
        <text:h text:style-name="P63" text:outline-level="1"><text:bookmark-start text:name="_Toc4566009171"/><text:bookmark-start text:name="_Toc3164867661"/><text:bookmark-start text:name="_Toc316486767"/><text:bookmark-start text:name="__RefHeading__468_610398586"/><text:bookmark-end text:name="_Toc4566009171"/><text:bookmark-end text:name="_Toc3164867661"/><text:bookmark-end text:name="_Toc316486767"/><text:soft-page-break/>Introdução<text:bookmark-end text:name="__RefHeading__468_610398586"/></text:h>
        <text:h text:style-name="Título2" text:outline-level="2"><text:bookmark-start text:name="_Toc316486768"/><text:bookmark-end text:name="_Toc316486768"/></text:h>
        <table:table table:style-name="Table64">
          <table:table-columns>
            <table:table-column table:style-name="TableColumn65"/>
          </table:table-columns>
          <table:table-header-rows>
            <table:table-row table:style-name="TableRow66">
              <table:table-cell table:style-name="TableCell67">
                <text:p text:style-name="P68">Objetivos do Projeto</text:p>
              </table:table-cell>
            </table:table-row>
          </table:table-header-rows>
          <table:table-row table:style-name="TableRow69">
            <table:table-cell table:style-name="TableCell70">
              <text:p text:style-name="P71">Os objetivos esperados com este documento é o registro em alto nível dos requisitos funcionais e não funcionais do software de Sistema de Controle de Estacionamento, tendo como objetivo principal facilitar o<text:s/>desenvolvimento do mesmo a ponto de ter um nível avançado no gerenciamento de requisitos, para assim poder proporcionar um maior entendimento dos futuros responsáveis na continuidade do software, bem como no desenvolvimento e teste do mesmo.<text:bookmark-start text:name="_Toc316486769"/><text:bookmark-start text:name="_Toc456598590"/><text:bookmark-end text:name="_Toc316486769"/><text:bookmark-end text:name="_Toc456598590"/></text:p>
            </table:table-cell>
          </table:table-row>
        </table:table>
        <text:p text:style-name="P72"/>
        <text:p text:style-name="P73"/>
        <text:p text:style-name="P74"/>
        <table:table table:style-name="Table75">
          <table:table-columns>
            <table:table-column table:style-name="TableColumn76"/>
          </table:table-columns>
          <table:table-header-rows>
            <table:table-row table:style-name="TableRow77">
              <table:table-cell table:style-name="TableCell78">
                <text:p text:style-name="P79">Publico Alvo</text:p>
              </table:table-cell>
            </table:table-row>
          </table:table-header-rows>
          <table:table-row table:style-name="TableRow80">
            <table:table-cell table:style-name="TableCell81">
              <text:p text:style-name="P82">Este documento destina-se principalmente aos Arquitetos, como também aos implementadores do projeto, onde são eles os responsáveis por formarem toda a estrutura do software, como também são eles os responsáveis pelo desenvolvimento e pelo teste do<text:s/>sistema final.</text:p>
            </table:table-cell>
          </table:table-row>
        </table:table>
        <text:p text:style-name="P83"/>
        <text:p text:style-name="P84"><text:bookmark-start text:name="_Toc316486770"/><text:bookmark-start text:name="Bookmark"/><text:bookmark-start text:name="_Toc456600921"/><text:bookmark-start text:name="_Toc3164867691"/><text:bookmark-end text:name="_Toc316486770"/><text:bookmark-end text:name="Bookmark"/><text:bookmark-end text:name="_Toc456600921"/><text:bookmark-end text:name="_Toc3164867691"/></text:p>
        <table:table table:style-name="Table85">
          <table:table-columns>
            <table:table-column table:style-name="TableColumn86"/>
          </table:table-columns>
          <table:table-header-rows>
            <table:table-row table:style-name="TableRow87">
              <table:table-cell table:style-name="TableCell88">
                <text:p text:style-name="P89">Descrição Geral do Projeto</text:p>
              </table:table-cell>
            </table:table-row>
          </table:table-header-rows>
          <table:table-row table:style-name="TableRow90">
            <table:table-cell table:style-name="TableCell91">
              <text:p text:style-name="P92">O Projeto tem como objetivo o desenvolvimento de um sistema que auxilie e gerencie de forma não ambígua os estacionamentos de veículos, na gestão das vagas. Os usuários do sistema teram informações da<text:s/>quantidade de vagas ainda em seu domínio de forma atualizada , como também o mesmo terá acesso de forma imediata a todos os clientes, e ou funcionários e veículos cadastrados em seu sistema particular.</text:p>
            </table:table-cell>
          </table:table-row>
        </table:table>
        <text:p text:style-name="P93"/>
        <text:p text:style-name="P94"/>
        <text:p text:style-name="P95"/>
        <table:table table:style-name="Table96">
          <table:table-columns>
            <table:table-column table:style-name="TableColumn97"/>
          </table:table-columns>
          <table:table-header-rows>
            <table:table-row table:style-name="TableRow98">
              <table:table-cell table:style-name="TableCell99">
                <text:p text:style-name="P100">Objetivos a serem atingidos com o Sistema</text:p>
              </table:table-cell>
            </table:table-row>
          </table:table-header-rows>
          <table:table-row table:style-name="TableRow101">
            <table:table-cell table:style-name="TableCell102">
              <text:p text:style-name="P103">Sanar a<text:s/>necessidade dos empresários donos de estacionemos enquanto o assunto se tratar sobre mal gerencia em estacionamento de veículos. Executar o gerenciamento de forma brilhante todas as vagas disponíveis sem a necessidade de <text:s/>ter que ir ate o local para se ter um visão mais profunda.</text:p>
            </table:table-cell>
          </table:table-row>
        </table:table>
        <text:p text:style-name="P104"/>
        <text:p text:style-name="P105"><text:bookmark-start text:name="_Toc535722587"/><text:bookmark-start text:name="_Toc237661847"/><text:bookmark-start text:name="_Toc316486773"/><text:bookmark-end text:name="_Toc535722587"/><text:bookmark-end text:name="_Toc237661847"/><text:bookmark-end text:name="_Toc316486773"/></text:p>
        <text:p text:style-name="P106"/>
        <text:p text:style-name="P107"/>
        <text:p text:style-name="P108"/>
        <text:p text:style-name="P109"/>
        <text:p text:style-name="P110"/>
        <text:p text:style-name="P111"/>
        <table:table table:style-name="Table112">
          <table:table-columns>
            <table:table-column table:style-name="TableColumn113"/>
            <table:table-column table:style-name="TableColumn114"/>
            <table:table-column table:style-name="TableColumn115"/>
            <table:table-column table:style-name="TableColumn116"/>
            <table:table-column table:style-name="TableColumn117"/>
          </table:table-columns>
          <table:table-header-rows>
            <table:table-row table:style-name="TableRow118">
              <table:table-cell table:style-name="TableCell119" table:number-columns-spanned="5">
                <text:p text:style-name="P120">Principais Envolvido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Row121">
              <table:table-cell table:style-name="TableCell122">
                <text:p text:style-name="P123">Nome</text:p>
              </table:table-cell>
              <table:table-cell table:style-name="TableCell124">
                <text:p text:style-name="P125"><text:span text:style-name="T126">Organização</text:span></text:p>
              </table:table-cell>
              <table:table-cell table:style-name="TableCell127">
                <text:p text:style-name="P128">Papel</text:p>
              </table:table-cell>
              <table:table-cell table:style-name="TableCell129">
                <text:p text:style-name="P130"><text:span text:style-name="T131">Responsabilidade</text:span></text:p>
              </table:table-cell>
              <table:table-cell table:style-name="TableCell132">
                <text:p text:style-name="P133">Setor</text:p>
              </table:table-cell>
            </table:table-row>
          </table:table-header-rows>
          <table:table-row table:style-name="TableRow134">
            <table:table-cell table:style-name="TableCell135">
              <text:p text:style-name="Normal">Valmir Junior</text:p>
            </table:table-cell>
            <table:table-cell table:style-name="TableCell136">
              <text:p text:style-name="Normal"/>
            </table:table-cell>
            <table:table-cell table:style-name="TableCell137">
              <text:p text:style-name="Normal">Analista/Desenvolvedor</text:p>
            </table:table-cell>
            <table:table-cell table:style-name="TableCell138">
              <text:p text:style-name="Normal">Levantar Requisitos,</text:p>
              <text:p text:style-name="Normal">Desenvolver o sistema</text:p>
            </table:table-cell>
            <table:table-cell table:style-name="TableCell139">
              <text:p text:style-name="Normal">Analises</text:p>
            </table:table-cell>
          </table:table-row>
          <table:table-row table:style-name="TableRow140">
            <table:table-cell table:style-name="TableCell141">
              <text:p text:style-name="Normal">Damião Leonardo</text:p>
            </table:table-cell>
            <table:table-cell table:style-name="TableCell142">
              <text:p text:style-name="Normal"/>
            </table:table-cell>
            <table:table-cell table:style-name="TableCell143">
              <text:p text:style-name="Normal">Analista/desenvolvedor</text:p>
            </table:table-cell>
            <table:table-cell table:style-name="TableCell144">
              <text:p text:style-name="Normal">Levantar<text:s/>Requisitos,</text:p>
              <text:p text:style-name="Normal">Desenvolver o Sistema</text:p>
            </table:table-cell>
            <table:table-cell table:style-name="TableCell145">
              <text:p text:style-name="Normal">Analises</text:p>
            </table:table-cell>
          </table:table-row>
          <table:table-row table:style-name="TableRow146">
            <table:table-cell table:style-name="TableCell147">
              <text:p text:style-name="Normal">Jerffeson Gonçalves</text:p>
            </table:table-cell>
            <table:table-cell table:style-name="TableCell148">
              <text:p text:style-name="Normal"/>
            </table:table-cell>
            <table:table-cell table:style-name="TableCell149">
              <text:p text:style-name="Normal">DBA</text:p>
            </table:table-cell>
            <table:table-cell table:style-name="TableCell150">
              <text:p text:style-name="Normal">Modelar o DataBase</text:p>
            </table:table-cell>
            <table:table-cell table:style-name="TableCell151">
              <text:p text:style-name="Normal">Desenvolvimento</text:p>
            </table:table-cell>
          </table:table-row>
          <table:table-row table:style-name="TableRow152">
            <table:table-cell table:style-name="TableCell153">
              <text:p text:style-name="Normal">Kleber Silva</text:p>
            </table:table-cell>
            <table:table-cell table:style-name="TableCell154">
              <text:p text:style-name="Normal"/>
            </table:table-cell>
            <table:table-cell table:style-name="TableCell155">
              <text:p text:style-name="Normal">Desenvolvedor</text:p>
            </table:table-cell>
            <table:table-cell table:style-name="TableCell156">
              <text:p text:style-name="Normal">Desenvolver</text:p>
            </table:table-cell>
            <table:table-cell table:style-name="TableCell157">
              <text:p text:style-name="Normal">Desenvolvimento</text:p>
            </table:table-cell>
          </table:table-row>
          <table:table-row table:style-name="TableRow158">
            <table:table-cell table:style-name="TableCell159">
              <text:p text:style-name="Normal">Ronaldo Silva</text:p>
            </table:table-cell>
            <table:table-cell table:style-name="TableCell160">
              <text:p text:style-name="Normal"/>
            </table:table-cell>
            <table:table-cell table:style-name="TableCell161">
              <text:p text:style-name="Normal">Testador</text:p>
            </table:table-cell>
            <table:table-cell table:style-name="TableCell162">
              <text:p text:style-name="Normal">Testar O Software</text:p>
            </table:table-cell>
            <table:table-cell table:style-name="TableCell163">
              <text:p text:style-name="Normal">Desenvolvimento</text:p>
            </table:table-cell>
          </table:table-row>
        </table:table>
        <text:p text:style-name="P164"/>
        <table:table table:style-name="Table165">
          <table:table-columns>
            <table:table-column table:style-name="TableColumn166"/>
            <table:table-column table:style-name="TableColumn167"/>
          </table:table-columns>
          <table:table-header-rows>
            <table:table-row table:style-name="TableRow168">
              <table:table-cell table:style-name="TableCell169" table:number-columns-spanned="2">
                <text:p text:style-name="P170"><text:bookmark-start text:name="Bookmark1"/><text:bookmark-start text:name="__RefHeading__482_610398586"/><text:bookmark-end text:name="Bookmark1"/>Aprovação</text:p>
              </table:table-cell>
              <table:covered-table-cell/>
            </table:table-row>
          </table:table-header-rows>
          <table:table-row table:style-name="TableRow171">
            <table:table-cell table:style-name="TableCell172">
              <text:p text:style-name="P173"><text:span text:style-name="T174">Responsável pela aprovação</text:span></text:p>
            </table:table-cell>
            <table:table-cell table:style-name="TableCell175">
              <text:p text:style-name="Normal">Pablo Diego</text:p>
            </table:table-cell>
          </table:table-row>
          <table:table-row table:style-name="TableRow176">
            <table:table-cell table:style-name="TableCell177">
              <text:p text:style-name="P178">Assinatura</text:p>
            </table:table-cell>
            <table:table-cell table:style-name="TableCell179">
              <text:p text:style-name="Normal"/>
              <text:p text:style-name="Normal"/>
              <text:p text:style-name="Normal"/>
              <text:p text:style-name="Normal"/>
              <text:p text:style-name="P180"/>
            </table:table-cell>
          </table:table-row>
        </table:table>
        <text:h text:style-name="Título1" text:outline-level="1"/>
        <text:h text:style-name="Título1" text:outline-level="1"/>
        <text:h text:style-name="P181" text:outline-level="1">Requisitos<text:s/><text:span text:style-name="T182">Funcionais</text:span><text:bookmark-end text:name="__RefHeading__482_610398586"/></text:h>
        <text:h text:style-name="P183" text:outline-level="1"/>
        <text:list text:style-name="WWNum2" text:continue-numbering="true">
          <text:list-item>
            <text:list>
              <text:list-item>
                <text:p text:style-name="P184"><text:bookmark-start text:name="__DdeLink__511_610398586"/><text:bookmark-start text:name="_Toc316486775"/><text:bookmark-start text:name="__RefHeading__484_610398586"/><text:bookmark-end text:name="__DdeLink__511_610398586"/><text:bookmark-end text:name="_Toc316486775"/>Login no Sistema<text:bookmark-end text:name="__RefHeading__484_610398586"/></text:p>
              </text:list-item>
            </text:list>
          </text:list-item>
        </text:list>
        <text:p text:style-name="P185"/>
        <text:p text:style-name="P186">O Usuário efetuara o login no sistema através de um Usuário e de senha, para assim ter o acesso autorizado ao menu principal.</text:p>
        <text:p text:style-name="P187"/>
        <text:list text:style-name="WWNum2" text:continue-numbering="true">
          <text:list-item>
            <text:list>
              <text:list-item>
                <text:p text:style-name="P188">Efetuar o Cadastro<text:s/>do Cliente</text:p>
              </text:list-item>
            </text:list>
          </text:list-item>
        </text:list>
        <text:p text:style-name="Normal"/>
        <text:p text:style-name="P189">O Emprega do sistema pode cadastro o quanto precisar clientes no sistema, para assim poder se usufruir dos restantes de funcionalidade que o mesmo possui.</text:p>
        <text:p text:style-name="P190"/>
        <text:list text:style-name="WWNum2" text:continue-numbering="true">
          <text:list-item>
            <text:list>
              <text:list-item>
                <text:p text:style-name="P191">Efetuar o Cadastro do Funcionário</text:p>
              </text:list-item>
            </text:list>
          </text:list-item>
        </text:list>
        <text:p text:style-name="P192"/>
        <text:p text:style-name="P193">Assim como e feito no cadastro de clientes o mesmo se aplica no cadastro de novos Funcionários. Somente para usuários do tipo administrador.</text:p>
        <text:p text:style-name="P194"/>
        <text:list text:style-name="WWNum2" text:continue-numbering="true">
          <text:list-item>
            <text:list>
              <text:list-item>
                <text:p text:style-name="P195">Visualizar todos os Clientes</text:p>
              </text:list-item>
            </text:list>
          </text:list-item>
        </text:list>
        <text:p text:style-name="Normal"/>
        <text:p text:style-name="P196"><text:span text:style-name="T197">Somente o administrador possui a capacidade de visualização de todos os clientes armazenados em sua base de dados.</text:span></text:p>
        <text:p text:style-name="Normal"/>
        <text:list text:style-name="WWNum2" text:continue-numbering="true">
          <text:list-item>
            <text:list>
              <text:list-item>
                <text:p text:style-name="P198">Visualizar todos os<text:s/>Funcionários</text:p>
              </text:list-item>
            </text:list>
          </text:list-item>
        </text:list>
        <text:p text:style-name="Normal"/>
        <text:p text:style-name="P199">Assim como e feito nas visualizações dos clientes, o mesmo também é aplicado aos Funcionários.</text:p>
        <text:p text:style-name="P200"/>
        <text:list text:style-name="WWNum2" text:continue-numbering="true">
          <text:list-item>
            <text:list>
              <text:list-item>
                <text:p text:style-name="P201">Alterar dados dos Clientes</text:p>
              </text:list-item>
            </text:list>
          </text:list-item>
        </text:list>
        <text:p text:style-name="Normal"/>
        <text:p text:style-name="P202">Na funcionalidade da alteração de dados de clientes tanto o Empregado comum como o administrador do sistema poderão alterar os dados dos clientes.</text:p>
        <text:p text:style-name="P203"/>
        <text:list text:style-name="WWNum2" text:continue-numbering="true">
          <text:list-item>
            <text:list>
              <text:list-item>
                <text:p text:style-name="P204">Excluir Informações</text:p>
              </text:list-item>
            </text:list>
          </text:list-item>
        </text:list>
        <text:p text:style-name="P205"/>
        <text:p text:style-name="P206">Assim como na alteração o mesmo procedimento ocorre nas funcionalidades de exclusão de clientes.</text:p>
        <text:p text:style-name="P207"/>
        <text:list text:style-name="WWNum2" text:continue-numbering="true">
          <text:list-item>
            <text:list>
              <text:list-item>
                <text:p text:style-name="P208">Alterar dados dos Funcionários</text:p>
              </text:list-item>
            </text:list>
          </text:list-item>
        </text:list>
        <text:p text:style-name="P209"/>
        <text:p text:style-name="P210">Assim como e feito nas visualizações dos clientes, o mesmo também é<text:s/>aplicado aos Funcionários. No entanto só quem pode fazer essas alterações é o administrador.</text:p>
        <text:p text:style-name="P211"/>
        <text:list text:style-name="WWNum2" text:continue-numbering="true">
          <text:list-item>
            <text:list>
              <text:list-item>
                <text:p text:style-name="P212">Gerar<text:s/><text:bookmark-start text:name="_Toc316486776"/><text:bookmark-start text:name="_Toc237661863"/><text:bookmark-start text:name="_Toc535722596"/><text:bookmark-start text:name="_Toc170108320"/><text:bookmark-end text:name="_Toc316486776"/><text:bookmark-end text:name="_Toc237661863"/><text:bookmark-end text:name="_Toc535722596"/><text:bookmark-end text:name="_Toc170108320"/>Relatórios</text:p>
              </text:list-item>
            </text:list>
          </text:list-item>
        </text:list>
        <text:p text:style-name="Normal"/>
        <text:p text:style-name="Normal">Os relatórios poderão ser gerados somente pelo o administrador do estacionamento, os quais podem ser gerados de acordo com algumas especificações do mesmo como por exemplo média de clientes por dia, horários com maior fluxo de movimentação.</text:p>
        <text:p text:style-name="Normal"/>
        <table:table table:style-name="Table213">
          <table:table-columns>
            <table:table-column table:style-name="TableColumn214"/>
          </table:table-columns>
          <table:table-header-rows>
            <table:table-row table:style-name="TableRow215">
              <table:table-cell table:style-name="TableCell216">
                <text:soft-page-break/>
                <text:p text:style-name="P217">Características do Usuário</text:p>
              </table:table-cell>
            </table:table-row>
          </table:table-header-rows>
          <table:table-row table:style-name="TableRow218">
            <table:table-cell table:style-name="TableCell219">
              <text:p text:style-name="P220">Todo e qualquer usuário que possua um Veículo, e sinta a necessidade de guarda seu automóvel com segurança pode estar usufruindo do sistema. O software pode ser adotado por qualquer Estacionamento de Veículos, podendo também ser até customizado e assim ser adotado para um motel.</text:p>
            </table:table-cell>
          </table:table-row>
        </table:table>
        <text:p text:style-name="P221"/>
        <text:h text:style-name="P222" text:outline-level="1"><text:bookmark-start text:name="__RefHeading__490_610398586"/>Especificações de Casos de Uso do Projeto<text:bookmark-end text:name="__RefHeading__490_610398586"/></text:h>
        <text:h text:style-name="P223" text:outline-level="1"/>
        <text:p text:style-name="P224">Nas tabelas abaixo estão relacionados os Atores e os Casos de<text:s/>Uso prospectados para o projeto de acordo com os Requisitos Funcionais.</text:p>
        <text:h text:style-name="P225" text:outline-level="2"><text:bookmark-start text:name="_Toc3164867791"/><text:bookmark-start text:name="_Toc316486779"/><text:bookmark-start text:name="__RefHeading__492_610398586"/><text:bookmark-end text:name="_Toc3164867791"/><text:bookmark-end text:name="_Toc316486779"/>Atores Prospectados<text:bookmark-end text:name="__RefHeading__492_610398586"/></text:h>
        <text:h text:style-name="Título2" text:outline-level="2"/>
        <table:table table:style-name="Table226">
          <table:table-columns>
            <table:table-column table:style-name="TableColumn227"/>
            <table:table-column table:style-name="TableColumn228"/>
          </table:table-columns>
          <table:table-row table:style-name="TableRow229">
            <table:table-cell table:style-name="TableCell230">
              <text:p text:style-name="P231">Ator</text:p>
            </table:table-cell>
            <table:table-cell table:style-name="TableCell232">
              <text:p text:style-name="P233">Descrição</text:p>
            </table:table-cell>
          </table:table-row>
          <table:table-row table:style-name="TableRow234">
            <table:table-cell table:style-name="TableCell235">
              <text:p text:style-name="P236">Cliente</text:p>
            </table:table-cell>
            <table:table-cell table:style-name="TableCell237">
              <text:p text:style-name="P238"><text:span text:style-name="T239">Usuário comum do sistema, sem funções administrativas, remetendo ao papel que consome serviços do negócio.</text:span></text:p>
            </table:table-cell>
          </table:table-row>
          <table:table-row table:style-name="TableRow240">
            <table:table-cell table:style-name="TableCell241">
              <text:p text:style-name="P242">Empregado</text:p>
            </table:table-cell>
            <table:table-cell table:style-name="TableCell243">
              <text:p text:style-name="P244"><text:span text:style-name="T245">Usuário com Funções<text:s/></text:span><text:span text:style-name="T246">administrativas restritas somente aos clientes</text:span></text:p>
            </table:table-cell>
          </table:table-row>
          <table:table-row table:style-name="TableRow247">
            <table:table-cell table:style-name="TableCell248">
              <text:p text:style-name="P249">Administradores</text:p>
            </table:table-cell>
            <table:table-cell table:style-name="TableCell250">
              <text:p text:style-name="P251"><text:span text:style-name="T252">Usuário com funções administrativas, sendo responsável pela gestão de novos formulários e dos dados submetidos.</text:span></text:p>
            </table:table-cell>
          </table:table-row>
        </table:table>
        <text:h text:style-name="Título2" text:outline-level="2"><text:bookmark-start text:name="_Toc170108322"/><text:bookmark-start text:name="_Toc316486780"/><text:bookmark-start text:name="__RefHeading__494_610398586"/><text:bookmark-end text:name="_Toc170108322"/><text:bookmark-end text:name="_Toc316486780"/></text:h>
        <table:table table:style-name="Table253">
          <table:table-columns>
            <table:table-column table:style-name="TableColumn254"/>
          </table:table-columns>
          <table:table-header-rows>
            <table:table-row table:style-name="TableRow255">
              <table:table-cell table:style-name="TableCell256">
                <text:p text:style-name="P257">Pré-Condições</text:p>
              </table:table-cell>
            </table:table-row>
          </table:table-header-rows>
          <table:table-row table:style-name="TableRow258">
            <table:table-cell table:style-name="TableCell259">
              <text:p text:style-name="P260">O ator acessou o endereço [www.controledeestacionamento.com.br]</text:p>
              <text:p text:style-name="P261">E esta logado no mesmo</text:p>
            </table:table-cell>
          </table:table-row>
        </table:table>
        <text:h text:style-name="Título2" text:outline-level="2"/>
        <text:h text:style-name="P262" text:outline-level="2">Casos de Uso Prospectados<text:bookmark-end text:name="__RefHeading__494_610398586"/></text:h>
        <text:h text:style-name="Título2" text:outline-level="2"/>
        <table:table table:style-name="Table263">
          <table:table-columns>
            <table:table-column table:style-name="TableColumn264"/>
            <table:table-column table:style-name="TableColumn265"/>
          </table:table-columns>
          <table:table-row table:style-name="TableRow266">
            <table:table-cell table:style-name="TableCell267">
              <text:p text:style-name="P268">Identificador</text:p>
            </table:table-cell>
            <table:table-cell table:style-name="TableCell269">
              <text:p text:style-name="P270">Nome</text:p>
            </table:table-cell>
          </table:table-row>
          <table:table-row table:style-name="TableRow271">
            <table:table-cell table:style-name="TableCell272">
              <text:p text:style-name="P273">UC_01 <text:s text:c="4"/></text:p>
            </table:table-cell>
            <table:table-cell table:style-name="TableCell274">
              <text:h text:style-name="Título2" text:outline-level="2">1 Login no Sistema</text:h>
              <text:h text:style-name="P275" text:outline-level="2">Fluxo básico de eventos</text:h>
              <text:list text:style-name="LFO4" text:continue-numbering="true">
                <text:list-item>
                  <text:p text:style-name="P276"><text:span text:style-name="T277">O caso de uso dá início quando o ator na tela principal clica no botão entrar.</text:span></text:p>
                </text:list-item>
                <text:list-item>
                  <text:p text:style-name="P278"><text:span text:style-name="T279">O ator é direcionado para a tela de autenticação.</text:span></text:p>
                </text:list-item>
                <text:list-item>
                  <text:p text:style-name="P280">O ator informa o nome de usuário.</text:p>
                </text:list-item>
                <text:list-item>
                  <text:p text:style-name="P281">O ator informa a senha de usuário.</text:p>
                </text:list-item>
                <text:list-item>
                  <text:p text:style-name="P282">O ator clica no botão entrar.</text:p>
                </text:list-item>
                <text:list-item>
                  <text:p text:style-name="P283">O ator é direcionado para a tela principal</text:p>
                </text:list-item>
              </text:list>
              <text:h text:style-name="P284" text:outline-level="2"><text:bookmark-start text:name="h.skhdnrfy0ksi"/><text:bookmark-end text:name="h.skhdnrfy0ksi"/>Fluxos alternativos</text:h>
              <text:h text:style-name="Título3" text:outline-level="3"><text:bookmark-start text:name="h.q0d54ju065sl"/><text:bookmark-start text:name="h.u7tb50za4itg"/><text:bookmark-end text:name="h.q0d54ju065sl"/><text:bookmark-end text:name="h.u7tb50za4itg"/>Fluxo alternativo 1– Esqueci minha senha</text:h>
              <text:p text:style-name="P285"><text:span text:style-name="T286">Se na etapa 4 do fluxo básico, o ator não lembrar da<text:s/></text:span><text:span text:style-name="T287">sua senha e clicar no link “esqueci minha senha”, então:<text:s/></text:span></text:p>
              <text:list text:style-name="LFO5" text:continue-numbering="true">
                <text:list-item>
                  <text:p text:style-name="P288">O ator é direcionado para redefinição de senha</text:p>
                </text:list-item>
                <text:list-item>
                  <text:p text:style-name="P289">O ator informa o e-mail de cadastro</text:p>
                </text:list-item>
                <text:list-item>
                  <text:p text:style-name="P290">O ator clica no botão para submeter o e-mail</text:p>
                </text:list-item>
                <text:list-item>
                  <text:p text:style-name="P291"><text:span text:style-name="T292">Um link para o formulário de redefinição de senha é enviado para o e-m</text:span><text:span text:style-name="T293">ail de cadastro</text:span></text:p>
                </text:list-item>
                <text:list-item>
                  <text:p text:style-name="P294">O ator digita sua senha</text:p>
                </text:list-item>
                <text:list-item>
                  <text:p text:style-name="P295">O ator confirma a sua senha</text:p>
                </text:list-item>
                <text:list-item>
                  <text:p text:style-name="P296">O ator clica no botão redefinir senha</text:p>
                </text:list-item>
                <text:list-item>
                  <text:p text:style-name="P297">O ator é direcionado para tela de login</text:p>
                </text:list-item>
              </text:list>
              <text:h text:style-name="P298" text:outline-level="2"><text:bookmark-start text:name="h.gnyhuaj4coc3"/><text:bookmark-end text:name="h.gnyhuaj4coc3"/>Fluxos de Exceção<text:s/></text:h>
              <text:h text:style-name="Título3" text:outline-level="3"><text:bookmark-start text:name="h.u2l5x3ce3jo9"/><text:bookmark-end text:name="h.u2l5x3ce3jo9"/>Fluxo de exceção 1 – Campo não preenchido</text:h>
              <text:p text:style-name="P299"><text:span text:style-name="T300">Se no passo 3 e/ou no passo 4 do fluxo básico o a</text:span><text:span text:style-name="T301">tor não preencher os campos, então:</text:span></text:p>
              <text:list text:style-name="LFO6" text:continue-numbering="true">
                <text:list-item>
                  <text:p text:style-name="P302">O campo não preenchido é identificado</text:p>
                </text:list-item>
                <text:list-item>
                  <text:p text:style-name="P303"><text:span text:style-name="T304">Uma mensagem informando que o campo é obrigatório é laçada para o ator.</text:span></text:p>
                </text:list-item>
              </text:list>
              <text:h text:style-name="Título3" text:outline-level="3"><text:bookmark-start text:name="h.t7mt6pcto94z"/><text:bookmark-end text:name="h.t7mt6pcto94z"/>Fluxo de exceção 2 – Login ou senha inválidos</text:h>
              <text:p text:style-name="P305"><text:span text:style-name="T306">Se na etapa 5 do fluxo básico o ator do sistema digitar um login</text:span><text:span text:style-name="T307"><text:s/>ou senha incorreto, então<text:s/></text:span></text:p>
              <text:list text:style-name="LFO7" text:continue-numbering="true">
                <text:list-item>
                  <text:p text:style-name="P308">Uma mensagem informando que o login ou a senha está incorreto</text:p>
                </text:list-item>
                <text:list-item>
                  <text:p text:style-name="P309"><text:span text:style-name="T310">O ator é convidado a repetir os passos 3, 4 e 5 do fluxo principal.</text:span></text:p>
                </text:list-item>
              </text:list>
              <text:h text:style-name="Título3" text:outline-level="3"><text:bookmark-start text:name="h.555nryom0n48"/><text:bookmark-end text:name="h.555nryom0n48"/>Fluxo de exceção 3 – E-mail não cadastrado</text:h>
              <text:p text:style-name="P311"><text:span text:style-name="T312">Se no passo 3 do fluxo alternativo 2 o ator digita um e</text:span><text:span text:style-name="T313">-mail não cadastrado, então<text:s/></text:span></text:p>
              <text:list text:style-name="LFO8" text:continue-numbering="true">
                <text:list-item>
                  <text:p text:style-name="P314">O ator submete o e-mail para redefinir a senha</text:p>
                </text:list-item>
                <text:list-item>
                  <text:p text:style-name="P315">Uma mensagem informando que o e-mail informado não foi cadastrado é exibida.</text:p>
                </text:list-item>
              </text:list>
              <text:h text:style-name="Título3" text:outline-level="3"><text:bookmark-start text:name="h.elq6ef5cdohk"/><text:bookmark-end text:name="h.elq6ef5cdohk"/>Fluxo de exceção 4 – e-mail não informado</text:h>
              <text:p text:style-name="P316"><text:span text:style-name="T317">Se no passo 3 do fluxo alternativo 2 o ator digita não digita</text:span><text:span text:style-name="T318"><text:s/>um e-mail, então<text:s/></text:span></text:p>
              <text:soft-page-break/>
              <text:list text:style-name="LFO9" text:continue-numbering="true">
                <text:list-item>
                  <text:p text:style-name="P319">O ator submete o e-mail para redefinir a senha</text:p>
                </text:list-item>
                <text:list-item>
                  <text:p text:style-name="P320">Uma mensagem informando que o e-mail informado não foi cadastrado é exibida.</text:p>
                </text:list-item>
              </text:list>
              <text:h text:style-name="Título3" text:outline-level="3"><text:bookmark-start text:name="h.r5nphsrvimd0"/><text:bookmark-end text:name="h.r5nphsrvimd0"/>Fluxo de exceção 5 – Senha não confere</text:h>
              <text:p text:style-name="P321"><text:span text:style-name="T322">Se no passo 6, do fluxo alternativo 2 o ator não informar a mesma senha do</text:span><text:span text:style-name="T323"><text:s/>passo 5, então</text:span></text:p>
              <text:list text:style-name="LFO10" text:continue-numbering="true">
                <text:list-item>
                  <text:p text:style-name="P324"><text:span text:style-name="T325">O sistema laça uma mensagem informando que as senha digitadas não coincidem.</text:span></text:p>
                </text:list-item>
              </text:list>
              <text:h text:style-name="P326" text:outline-level="2"><text:bookmark-start text:name="h.xgdfomwad609"/><text:bookmark-end text:name="h.xgdfomwad609"/>Pós-condições</text:h>
              <text:p text:style-name="P327"><text:span text:style-name="T328">O ator é identificado</text:span></text:p>
              <text:p text:style-name="P329"><text:span text:style-name="T330">O ator é direcionado a tela principal</text:span></text:p>
              <text:p text:style-name="P331"/>
              <text:p text:style-name="P332"/>
            </table:table-cell>
          </table:table-row>
          <text:soft-page-break/>
          <table:table-row table:style-name="TableRow333">
            <table:table-cell table:style-name="TableCell334">
              <text:p text:style-name="P335">UC_02</text:p>
            </table:table-cell>
            <table:table-cell table:style-name="TableCell336">
              <text:h text:style-name="Título2" text:outline-level="2">2 Efetuar o Cadastro do Cliente</text:h>
              <text:h text:style-name="P337" text:outline-level="2">Fluxo básico de eventos</text:h>
              <text:list text:style-name="LFO4" text:continue-numbering="true">
                <text:list-item>
                  <text:p text:style-name="P338">O caso de uso do<text:s/>cadastro dá início quando o ator no Menu Principal clica no botão Clientes.</text:p>
                </text:list-item>
                <text:list-item>
                  <text:p text:style-name="P339"><text:span text:style-name="T340">O ator é direcionado para a tela de Clientes.</text:span></text:p>
                </text:list-item>
                <text:list-item>
                  <text:p text:style-name="P341">O ator clica no botão adicionar Clientes.</text:p>
                </text:list-item>
                <text:list-item>
                  <text:p text:style-name="P342"><text:span text:style-name="T343">O ator informa todos os dados necessários.</text:span></text:p>
                </text:list-item>
                <text:list-item>
                  <text:p text:style-name="P344">O ator clica no botão Cadastrar.</text:p>
                </text:list-item>
                <text:list-item>
                  <text:p text:style-name="P345">O ator recebe uma mensagem “usuário cadastrado com sucesso”.</text:p>
                </text:list-item>
              </text:list>
              <text:h text:style-name="P346" text:outline-level="2"/>
              <text:h text:style-name="P347" text:outline-level="2"/>
              <text:h text:style-name="P348" text:outline-level="2">Fluxos de Exceção<text:s/></text:h>
              <text:h text:style-name="Título3" text:outline-level="3">Fluxo de exceção 1 – Campo não preenchido</text:h>
              <text:p text:style-name="P349"><text:span text:style-name="T350">Se no passo 10 do fluxo básico o ator não preencher os campos, então:</text:span></text:p>
              <text:list text:style-name="LFO6" text:continue-numbering="true">
                <text:list-item>
                  <text:p text:style-name="P351">O campo não preenchido é identificado</text:p>
                </text:list-item>
                <text:list-item>
                  <text:p text:style-name="P352"><text:span text:style-name="T353">Uma mensagem informando que o campo é<text:s/></text:span><text:span text:style-name="T354">obrigatório é laçada para o ator.</text:span></text:p>
                </text:list-item>
              </text:list>
              <text:h text:style-name="P355" text:outline-level="2">Pós-condições</text:h>
              <text:p text:style-name="P356"/>
              <text:p text:style-name="P357"><text:span text:style-name="T358">O ator é cadastrado com sucesso</text:span></text:p>
              <text:p text:style-name="P359"><text:span text:style-name="T360">O ator é direcionado a Menu principal, como também pode efetuar outro cadastro.</text:span></text:p>
              <text:h text:style-name="Título2" text:outline-level="2"/>
              <text:p text:style-name="P361"/>
            </table:table-cell>
          </table:table-row>
          <text:soft-page-break/>
          <table:table-row table:style-name="TableRow362">
            <table:table-cell table:style-name="TableCell363">
              <text:p text:style-name="P364">UC_03</text:p>
            </table:table-cell>
            <table:table-cell table:style-name="TableCell365">
              <text:h text:style-name="Título2" text:outline-level="2"><text:s text:c="4"/>3 Efetuar o Cadastro do Funcionário</text:h>
              <text:h text:style-name="P366" text:outline-level="2">Fluxo básico de eventos</text:h>
              <text:p text:style-name="P367"/>
              <text:list text:style-name="LFO4" text:continue-numbering="true">
                <text:list-item>
                  <text:p text:style-name="P368">O caso de uso do<text:s/>cadastro dá inicio quando o ator no Menu Principal clica no botão Funcionários.</text:p>
                </text:list-item>
                <text:list-item>
                  <text:p text:style-name="P369"><text:span text:style-name="T370">O ator é direcionado para a tela de Funcionários.</text:span></text:p>
                </text:list-item>
                <text:list-item>
                  <text:p text:style-name="P371"><text:span text:style-name="T372">O ator clica no botão adicionar Funcionário.</text:span></text:p>
                </text:list-item>
                <text:list-item>
                  <text:p text:style-name="P373"><text:span text:style-name="T374">O ator informa todos os dados necessários.</text:span></text:p>
                </text:list-item>
                <text:list-item>
                  <text:p text:style-name="P375">O ator clica no botão Cadastrar.</text:p>
                </text:list-item>
                <text:list-item>
                  <text:p text:style-name="P376"><text:span text:style-name="T377">O ato</text:span><text:span text:style-name="T378">r recebe uma mensagem “Funcionário cadastrado com sucesso”.</text:span></text:p>
                </text:list-item>
              </text:list>
              <text:h text:style-name="P379" text:outline-level="2"/>
              <text:h text:style-name="P380" text:outline-level="2">Fluxos de Exceção<text:s/></text:h>
              <text:h text:style-name="Título3" text:outline-level="3">Fluxo de exceção 1 – Campo não preenchido</text:h>
              <text:p text:style-name="P381"><text:span text:style-name="T382">Se no passo 16 do fluxo básico o ator não preencher os campos, então:</text:span></text:p>
              <text:list text:style-name="LFO6" text:continue-numbering="true">
                <text:list-item>
                  <text:p text:style-name="P383">O campo não preenchido é identificado</text:p>
                </text:list-item>
                <text:list-item>
                  <text:p text:style-name="P384"><text:span text:style-name="T385">Uma mensagem informando<text:s/></text:span><text:span text:style-name="T386">que o campo é obrigatório é laçada para o ator.</text:span></text:p>
                </text:list-item>
              </text:list>
              <text:h text:style-name="P387" text:outline-level="2">Pós-condições</text:h>
              <text:p text:style-name="P388"/>
              <text:p text:style-name="P389"><text:span text:style-name="T390">O ator é cadastrado com sucesso</text:span></text:p>
              <text:p text:style-name="P391"><text:span text:style-name="T392">O ator é direcionado a Menu principal, como também pode efetuar outro cadastro.</text:span></text:p>
              <text:p text:style-name="P393"/>
              <text:p text:style-name="P394"/>
            </table:table-cell>
          </table:table-row>
          <table:table-row table:style-name="TableRow395">
            <table:table-cell table:style-name="TableCell396">
              <text:p text:style-name="P397">UC_4</text:p>
            </table:table-cell>
            <table:table-cell table:style-name="TableCell398">
              <text:h text:style-name="Título2" text:outline-level="2"><text:s text:c="3"/>4 Visualização de todos os Clientes</text:h>
              <text:h text:style-name="P399" text:outline-level="2">Fluxo básico de eventos</text:h>
              <text:p text:style-name="P400"/>
              <text:list text:style-name="LFO4" text:continue-numbering="true">
                <text:list-item>
                  <text:p text:style-name="P401">O caso de<text:s/>uso das visualizações dá inicio quando o ator no Menu Principal clica no botão Cliente</text:p>
                </text:list-item>
                <text:list-item>
                  <text:p text:style-name="P402"><text:span text:style-name="T403">O ator é direcionado para a tela de Clientes.</text:span></text:p>
                </text:list-item>
                <text:list-item>
                  <text:p text:style-name="P404">O ator clica no botão Visualizar todos.</text:p>
                </text:list-item>
                <text:list-item>
                  <text:p text:style-name="P405">O ator pode clicar em visualizar.</text:p>
                </text:list-item>
                <text:list-item>
                  <text:p text:style-name="P406"><text:span text:style-name="T407">O ator então e direcionar a visualizar todos os<text:s/></text:span><text:span text:style-name="T408">clientes em uma tabela especifica.</text:span></text:p>
                </text:list-item>
              </text:list>
              <text:p text:style-name="P409"/>
              <text:h text:style-name="P410" text:outline-level="2">Fluxo alternativo</text:h>
              <text:h text:style-name="Título3" text:outline-level="3">Fluxo alternativo 1 – Visualizar</text:h>
              <text:p text:style-name="P411"><text:span text:style-name="T412">Se na etapa 22 do fluxo básico o ator clica no link “Visualizar”, então.<text:s/></text:span></text:p>
              <text:p text:style-name="P413"><text:span text:style-name="T414"><text:s text:c="22"/>1. Estende a visualização em outra tabela especifica somente para visuali</text:span><text:span text:style-name="T415">zações em ordens alfabéticas.</text:span></text:p>
              <text:h text:style-name="P416" text:outline-level="2"><text:s text:c="7"/>Pós-condições</text:h>
              <text:p text:style-name="P417"/>
              <text:p text:style-name="P418"><text:span text:style-name="T419">O ator é direcionado para a tabela, com a possibilidade de retorno ao menu principal</text:span></text:p>
              <text:p text:style-name="P420"/>
              <text:p text:style-name="P421"/>
            </table:table-cell>
          </table:table-row>
          <text:soft-page-break/>
          <table:table-row table:style-name="TableRow422">
            <table:table-cell table:style-name="TableCell423">
              <text:p text:style-name="P424">UC_05</text:p>
            </table:table-cell>
            <table:table-cell table:style-name="TableCell425">
              <text:h text:style-name="Título2" text:outline-level="2"><text:s text:c="4"/>5 Visualização de todos os Funcionários</text:h>
              <text:h text:style-name="P426" text:outline-level="2">Fluxo básico de eventos</text:h>
              <text:p text:style-name="P427"/>
              <text:list text:style-name="LFO11" text:continue-numbering="true">
                <text:list-item>
                  <text:p text:style-name="P428"><text:span text:style-name="T429">O caso de uso das visualizações dos<text:s/></text:span><text:span text:style-name="T430">Funcionários da inicio quando o ator no Menu principal clica no botão Funcionário.</text:span></text:p>
                </text:list-item>
                <text:list-item>
                  <text:p text:style-name="P431">O ator clica no botão Visualizar todos.</text:p>
                </text:list-item>
                <text:list-item>
                  <text:p text:style-name="P432">O ator pode clicar em visualizar</text:p>
                </text:list-item>
                <text:list-item>
                  <text:p text:style-name="P433"><text:span text:style-name="T434">O ator então e direcionar a visualizar todos os Funcionários em uma tabela especifica.</text:span></text:p>
                </text:list-item>
              </text:list>
              <text:p text:style-name="P435"/>
              <text:h text:style-name="P436" text:outline-level="2"/>
              <text:h text:style-name="P437" text:outline-level="2"/>
              <text:h text:style-name="P438" text:outline-level="2"/>
              <text:h text:style-name="P439" text:outline-level="2">Fluxo alternativo</text:h>
              <text:h text:style-name="Título3" text:outline-level="3">Fluxo alternativo 1 – Visualizar<text:s/></text:h>
              <text:p text:style-name="P440"><text:span text:style-name="T441">Se na etapa 3 do fluxo básico o ator clica no link “Visualizar”, então.<text:s/></text:span></text:p>
              <text:p text:style-name="P442"><text:span text:style-name="T443"><text:s text:c="22"/>1. Estende a visualização em outra tabela especifica somente para visualizações em ordens alfabéticas.</text:span></text:p>
              <text:h text:style-name="P444" text:outline-level="2"><text:s text:c="7"/>Pós-condições</text:h>
              <text:p text:style-name="P445"/>
              <text:p text:style-name="P446"><text:span text:style-name="T447">O ator é direcionado para a tabela, com a possibilidade de retorno ao menu principal</text:span></text:p>
              <text:p text:style-name="P448"/>
              <text:p text:style-name="P449"/>
            </table:table-cell>
          </table:table-row>
        </table:table>
        <text:h text:style-name="Título1" text:outline-level="1"><text:bookmark-start text:name="_Toc316486781"/><text:bookmark-start text:name="__RefHeading__496_610398586"/><text:bookmark-end text:name="_Toc316486781"/></text:h>
        <text:h text:style-name="Título1" text:outline-level="1"/>
        <text:h text:style-name="Título1" text:outline-level="1">Requisitos Não<text:s/><text:span text:style-name="T450">Funcionais</text:span><text:bookmark-end text:name="__RefHeading__496_610398586"/></text:h>
        <text:list text:style-name="LFO12" text:continue-numbering="true">
          <text:list-item>
            <text:list>
              <text:list-item>
                <text:p text:style-name="P451"><text:bookmark-start text:name="_Toc316486782"/><text:bookmark-start text:name="__RefHeading__498_610398586"/><text:bookmark-end text:name="_Toc316486782"/>Funcionalidade<text:bookmark-end text:name="__RefHeading__498_610398586"/></text:p>
              </text:list-item>
            </text:list>
          </text:list-item>
        </text:list>
        <text:p text:style-name="P452">Está relaciondo ao atendimento dos requisitos funcionais.</text:p>
        <text:list text:style-name="LFO12" text:continue-numbering="true">
          <text:list-item>
            <text:list>
              <text:list-item>
                <text:p text:style-name="P453"><text:bookmark-start text:name="_Toc316486783"/><text:bookmark-start text:name="__RefHeading__500_610398586"/><text:bookmark-end text:name="_Toc316486783"/>Confiabilidade<text:bookmark-end text:name="__RefHeading__500_610398586"/></text:p>
              </text:list-item>
            </text:list>
          </text:list-item>
        </text:list>
        <text:p text:style-name="P454">Para o desenvolvimento, será<text:s/>utilizada a Linguagem PHP, em conjunto com o HTM5, CSS3, e o JavaScript,</text:p>
        <text:p text:style-name="P455">Utilizando a IDE do netbeans e o servidor xamp para fazer os testes</text:p>
        <text:list text:style-name="LFO12" text:continue-numbering="true">
          <text:list-item>
            <text:list>
              <text:list-item>
                <text:p text:style-name="P456"><text:bookmark-start text:name="_Toc316486784"/><text:bookmark-start text:name="__RefHeading__502_610398586"/><text:bookmark-end text:name="_Toc316486784"/>Usabilidade<text:bookmark-end text:name="__RefHeading__502_610398586"/></text:p>
              </text:list-item>
            </text:list>
          </text:list-item>
        </text:list>
        <text:p text:style-name="Explicação"><text:span text:style-name="T457">É uma aplicação responsiva, que se adequa a dispositivos de tamanhos distintos, e que possui uma simple</text:span><text:span text:style-name="T458">s interface proveniente do framework<text:s/></text:span><text:span text:style-name="T459">fries.</text:span><text:span text:style-name="T460"><text:s/>Ela permite que o usuário a primeira vista possa compreender de modo intuitivo onde ficam todas as suas funcionalidades.</text:span></text:p>
        <text:list text:style-name="LFO12" text:continue-numbering="true">
          <text:list-item>
            <text:list>
              <text:list-item>
                <text:p text:style-name="P461"><text:bookmark-start text:name="_Toc316486785"/><text:bookmark-start text:name="__RefHeading__504_610398586"/><text:bookmark-end text:name="_Toc316486785"/>Eficiência<text:bookmark-end text:name="__RefHeading__504_610398586"/></text:p>
              </text:list-item>
            </text:list>
          </text:list-item>
        </text:list>
        <text:p text:style-name="P462">Como é uma aplicação desenvolvida em PHP oferece uma grande vantagem em termos de velocidade em comparação ao JAVA por exemplo.</text:p>
        <text:p text:style-name="P463"/>
        <text:list text:style-name="LFO12" text:continue-numbering="true">
          <text:list-item>
            <text:list>
              <text:list-item>
                <text:p text:style-name="P464"><text:bookmark-start text:name="_Toc316486786"/><text:bookmark-end text:name="_Toc316486786"/>Portabilidade</text:p>
              </text:list-item>
            </text:list>
          </text:list-item>
        </text:list>
        <text:p text:style-name="P465">Como è uma aplicação WEB roda no Navegador por isso pode isso é independente de sistema operacional necessitara apenas de um servidor para interpretar o PHP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 style:line-height-at-least="0.0694in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text-properties fo:font-size="12pt" style:font-size-asian="12pt" style:font-size-complex="11pt"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Título4" style:display-name="Título 4" style:family="paragraph" style:parent-style-name="Título1" style:default-outline-level="4">
      <style:paragraph-properties fo:margin-top="0in" fo:margin-bottom="0in"/>
      <style:text-properties fo:font-weight="normal" style:font-weight-asian="normal" style:font-weight-complex="normal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style:line-height-at-least="0.0694in">
        <style:tab-stops>
          <style:tab-stop style:type="left" style:position="0.3in"/>
          <style:tab-stop style:type="left" style:position="0.7875in"/>
        </style:tab-stops>
      </style:paragraph-properties>
      <style:text-properties fo:hyphenate="false"/>
    </style:style>
    <style:style style:name="Título6" style:display-name="Título 6" style:family="paragraph" style:parent-style-name="Standard" style:default-outline-level="6">
      <style:paragraph-properties style:line-height-at-least="0.0694in">
        <style:tab-stops>
          <style:tab-stop style:type="left" style:position="0.3in"/>
        </style:tab-stops>
      </style:paragraph-properties>
      <style:text-properties style:font-style-complex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2" fo:orphans="2" style:vertical-align="auto" fo:line-height="115%"/>
      <style:text-properties style:font-name="Arial" style:font-name-asian="Arial" style:font-name-complex="Arial" fo:color="#000000" style:letter-kerning="false" fo:font-size="11pt" style:font-size-asian="11pt" style:font-size-complex="10pt" style:language-asian="en" style:country-asian="US" style:language-complex="ar" style:country-complex="SA" fo:hyphenate="tru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style:line-height-at-least="0.1666in">
        <style:tab-stops>
          <style:tab-stop style:type="left" style:position="0.4916in"/>
        </style:tab-stops>
      </style:paragraph-properties>
      <style:text-properties style:font-name="Arial" style:font-name-asian="Times New Roman" style:font-name-complex="Arial" fo:color="#00000A" fo:font-size="10pt" style:font-size-asian="10pt" style:font-size-complex="10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Título" style:display-name="Título" style:family="paragraph" style:parent-style-name="Standard">
      <style:paragraph-properties fo:text-align="center" style:line-height-at-least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left="0.3in" fo:margin-right="0.5in">
        <style:tab-stops>
          <style:tab-stop style:type="right" style:position="7.4in"/>
        </style:tab-stops>
      </style:paragraph-properties>
      <style:text-properties fo:hyphenate="false"/>
    </style:style>
    <style:style style:name="Explicação" style:display-name="Explicação" style:family="paragraph" style:parent-style-name="Standard">
      <style:paragraph-properties fo:text-align="start"/>
      <style:text-properties fo:color="#4F81B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Arial" fo:text-transform="uppercase" fo:font-size="12pt" style:font-size-asian="12pt" style:font-size-complex="12pt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Título6Char" style:display-name="Título 6 Char" style:family="text" style:parent-style-name="Fonteparág.padrão">
      <style:text-properties style:font-name="Arial" style:font-name-asian="Times New Roman" style:font-name-complex="Arial" style:font-style-complex="italic" fo:font-size="10pt" style:font-size-asian="10pt" style:font-size-complex="10pt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Arial" fo:font-style="italic" style:font-style-asian="italic" style:font-style-complex="italic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ítuloChar" style:display-name="Título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/>
    </style:style>
    <style:style style:name="CabeçalhoChar" style:display-name="Cabeçalho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ExplicaçãoChar" style:display-name="Explicação Char" style:family="text" style:parent-style-name="Fonteparág.padrão">
      <style:text-properties style:font-name="Arial" style:font-name-asian="Times New Roman" style:font-name-complex="Arial" fo:color="#4F81BD" fo:font-size="10pt" style:font-size-asian="10pt" style:font-size-complex="10pt"/>
    </style:style>
    <style:style style:name="ListLabel1" style:display-name="ListLabel 1" style:family="text">
      <style:text-properties fo:font-style="normal" style:font-style-asian="normal" fo:color="#00000A"/>
    </style:style>
    <style:style style:name="ListLabel2" style:display-name="ListLabel 2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font-style="normal" style:font-style-asian="normal" fo:color="#00000A"/>
    </style:style>
    <style:style style:name="ListLabel4" style:display-name="ListLabel 4" style:family="text">
      <style:text-properties fo:font-style="normal" style:font-style-asian="normal" fo:color="#00000A"/>
    </style:style>
    <style:style style:name="ListLabel5" style:display-name="ListLabel 5" style:family="text">
      <style:text-properties fo:font-style="normal" style:font-style-asian="normal" fo:color="#00000A"/>
    </style:style>
    <style:style style:name="IndexLink" style:display-name="Index Link" style:family="text"/>
    <style:style style:name="CabeçalhoChar1" style:display-name="Cabeçalho Char1" style:family="text" style:parent-style-name="Fonteparág.padrão">
      <style:text-properties style:font-size-complex="10.5pt"/>
    </style:style>
    <style:style style:name="RodapéChar1" style:display-name="Rodapé Char1" style:family="text" style:parent-style-name="Fonteparág.padrão">
      <style:text-properties style:font-size-complex="10.5pt"/>
    </style:style>
    <style:style style:name="EstilodeTabela1" style:display-name="Estilo de Tabela 1" style:family="paragraph">
      <style:paragraph-properties fo:widows="2" fo:orphans="2" fo:border="0.0034in solid #FFFFFF" fo:padding="0in" style:shadow="#000000 0.0034in 0.0034in" style:vertical-align="auto"/>
      <style:text-properties style:font-name="Helvetica" style:font-name-asian="Helvetica" style:font-name-complex="Helvetica" fo:font-weight="bold" style:font-weight-asian="bold" style:font-weight-complex="bold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EstilodeTabela2" style:display-name="Estilo de Tabela 2" style:family="paragraph">
      <style:paragraph-properties fo:widows="2" fo:orphans="2" fo:border="0.0034in solid #FFFFFF" fo:padding="0in" style:shadow="#000000 0.0034in 0.0034in" style:vertical-align="auto"/>
      <style:text-properties style:font-name="Helvetica" style:font-name-asian="Helvetica" style:font-name-complex="Helvetica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ítulo2Char1" style:display-name="Título 2 Char1" style:family="text" style:parent-style-name="Fonteparág.padrão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Título3Char1" style:display-name="Título 3 Char1" style:family="text" style:parent-style-name="Fonteparág.padrão">
      <style:text-properties style:font-name="Cambria" style:font-name-asian="Times New Roman" fo:font-weight="bold" style:font-weight-asian="bold" style:font-weight-complex="bold" fo:color="#4F81BD" style:font-size-complex="10.5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fo:font-style="normal" style:font-style-asian="normal" fo:color="#00000A"/>
    </style:style>
    <text:list-style style:name="WWNum2" style:display-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2">
      <text:list-level-style-number text:level="1" style:num-format="1" text:start-value="5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fo:text-align="end"/>
    </style:style>
    <style:style style:name="P6" style:parent-style-name="Cabeçalho" style:family="paragraph">
      <style:paragraph-properties fo:text-align="end"/>
    </style:style>
    <style:style style:name="P7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P3"/>
        <text:p text:style-name="P4"/>
        <text:p text:style-name="P5"/>
        <text:p text:style-name="P6"/>
      </style:header>
      <style:footer>
        <text:p text:style-name="Rodapé"/>
        <text:p text:style-name="Rodapé"/>
        <text:p text:style-name="P7">Página<text:s/><text:page-number text:fixed="false">1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Requisitos de Software</dc:title>
    <meta:initial-creator>Paula Luciana</meta:initial-creator>
    <dc:creator>tecnica_uab</dc:creator>
    <meta:creation-date>1969-12-31T17:59:00Z</meta:creation-date>
    <dc:date>2015-03-13T16:57:00Z</dc:date>
    <meta:template xlink:href="Normal" xlink:type="simple"/>
    <meta:editing-cycles>8</meta:editing-cycles>
    <meta:editing-duration>PT31020S</meta:editing-duration>
    <meta:document-statistic meta:page-count="12" meta:paragraph-count="25" meta:word-count="2000" meta:character-count="12777" meta:row-count="90" meta:non-whitespace-character-count="10802"/>
  </office:meta>
</office:document-meta>
</file>